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333333" draw:marker-start-width="0.36cm" draw:marker-end-width="0.36cm" svg:stroke-opacity="90%" draw:fill-color="#cccccc" draw:opacity="30%" draw:textarea-horizontal-align="justify" draw:textarea-vertical-align="middle" draw:auto-grow-height="false" fo:padding-top="0.145cm" fo:padding-bottom="0.145cm" fo:padding-left="0.27cm" fo:padding-right="0.27cm" draw:shadow-opacity="30%"/>
    </style:style>
    <style:style style:name="gr2" style:family="graphic" style:parent-style-name="standard">
      <style:graphic-properties svg:stroke-width="0.05cm" draw:marker-start-width="0.38cm" draw:marker-end-width="0.38cm" svg:stroke-opacity="90%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svg:stroke-opacity="90%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8cm" draw:marker-end-width="0.38cm" svg:stroke-opacity="90%" draw:fill-color="#99336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cm" draw:marker-start-width="0.38cm" draw:marker-end-width="0.38cm" svg:stroke-opacity="90%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width="0.05cm" svg:stroke-color="#b84747" draw:marker-start-width="0.38cm" draw:marker-end-width="0.38cm" svg:stroke-opacity="90%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color="#dc2300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dc2300" draw:marker-start-width="0.2cm"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12" style:family="graphic" style:parent-style-name="standard">
      <style:graphic-properties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width="0.04cm" svg:stroke-color="#4c4c4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4cm" svg:stroke-color="#6666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color="#000000" draw:fill="none" draw:fill-color="#ffffff" fo:min-height="1cm"/>
    </style:style>
    <style:style style:name="gr17" style:family="graphic" style:parent-style-name="standard">
      <style:graphic-properties svg:stroke-width="0.02cm" svg:stroke-color="#b84747" draw:marker-start-width="0.2cm" draw:marker-end="Arrow" draw:marker-end-width="0.2cm" svg:stroke-opacity="90%" draw:textarea-horizontal-align="center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000000" draw:fill="none" draw:fill-color="#ffffff" fo:min-height="0.15cm"/>
    </style:style>
    <style:style style:name="gr19" style:family="graphic" style:parent-style-name="standard">
      <style:graphic-properties svg:stroke-width="0.04cm" svg:stroke-color="#333333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20" style:family="graphic" style:parent-style-name="standard">
      <style:graphic-properties svg:stroke-width="0.05cm" svg:stroke-color="#ffd320" draw:marker-start-width="0.38cm" draw:marker-end-width="0.38cm" svg:stroke-opacity="90%" draw:fill-color="#ffff0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21" style:family="graphic" style:parent-style-name="standard">
      <style:graphic-properties svg:stroke-width="0.05cm" svg:stroke-color="#008000" draw:marker-start-width="0.38cm" draw:marker-end-width="0.38cm" svg:stroke-opacity="90%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38cm" draw:marker-end-width="0.38cm" svg:stroke-opacity="90%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b3b3b3" draw:marker-start-width="0.38cm" draw:marker-end-width="0.38cm" svg:stroke-opacity="90%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4cm" svg:stroke-color="#ffb515" draw:marker-start-width="0.36cm" draw:marker-end="Arrow" draw:marker-end-width="0.36cm" svg:stroke-opacity="90%" draw:textarea-horizontal-align="center" draw:textarea-vertical-align="middle" fo:padding-top="0.145cm" fo:padding-bottom="0.145cm" fo:padding-left="0.27cm" fo:padding-right="0.27cm"/>
    </style:style>
    <style:style style:name="gr25" style:family="graphic" style:parent-style-name="standard">
      <style:graphic-properties draw:stroke="dash" draw:stroke-dash="Ultrafine_20_Dashed" svg:stroke-width="0.04cm" svg:stroke-color="#dc2300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26" style:family="graphic" style:parent-style-name="standard">
      <style:graphic-properties svg:stroke-width="0.05cm" svg:stroke-color="#4c4c4c" draw:marker-start-width="0.38cm" draw:marker-end-width="0.38cm" svg:stroke-opacity="90%" draw:fill-color="#b3b3b3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27" style:family="graphic" style:parent-style-name="standard">
      <style:graphic-properties svg:stroke-width="0.05cm" svg:stroke-color="#ff3333" draw:marker-start-width="0.38cm" draw:marker-end-width="0.38cm" svg:stroke-opacity="90%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draw:marker-start-width="0.38cm" draw:marker-end-width="0.38cm" svg:stroke-opacity="90%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cm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dc2300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0.5cm"/>
    </style:style>
    <style:style style:name="gr32" style:family="graphic" style:parent-style-name="standard">
      <style:graphic-properties svg:stroke-width="0.04cm" svg:stroke-color="#ffff00" draw:marker-start-width="0.36cm" draw:marker-end-width="0.36cm" svg:stroke-opacity="90%" draw:fill-color="#ffff00" draw:textarea-horizontal-align="justify" draw:textarea-vertical-align="middle" draw:auto-grow-height="false" fo:padding-top="0.145cm" fo:padding-bottom="0.145cm" fo:padding-left="0.27cm" fo:padding-right="0.27cm"/>
    </style:style>
    <style:style style:name="gr33" style:family="graphic" style:parent-style-name="standard">
      <style:graphic-properties svg:stroke-width="0.04cm" svg:stroke-color="#2323dc" draw:marker-start-width="0.36cm" draw:marker-end-width="0.36cm" svg:stroke-opacity="90%" draw:fill-color="#2323dc" draw:textarea-horizontal-align="justify" draw:textarea-vertical-align="middle" draw:auto-grow-height="false" fo:padding-top="0.145cm" fo:padding-bottom="0.145cm" fo:padding-left="0.27cm" fo:padding-right="0.27cm"/>
    </style:style>
    <style:style style:name="gr34" style:family="graphic" style:parent-style-name="standard">
      <style:graphic-properties svg:stroke-width="0.04cm" svg:stroke-color="#000080" draw:marker-start-width="0.36cm" draw:marker-end-width="0.36cm" svg:stroke-opacity="90%" draw:fill-color="#000080" draw:textarea-horizontal-align="justify" draw:textarea-vertical-align="middle" draw:auto-grow-height="false" fo:padding-top="0.145cm" fo:padding-bottom="0.145cm" fo:padding-left="0.27cm" fo:padding-right="0.27cm"/>
    </style:style>
    <style:style style:name="gr35" style:family="graphic" style:parent-style-name="standard">
      <style:graphic-properties svg:stroke-width="0.04cm" svg:stroke-color="#99ccff" draw:marker-start-width="0.36cm" draw:marker-end-width="0.36cm" svg:stroke-opacity="90%" draw:fill-color="#99ccff" draw:textarea-horizontal-align="justify" draw:textarea-vertical-align="middle" draw:auto-grow-height="false" fo:padding-top="0.145cm" fo:padding-bottom="0.145cm" fo:padding-left="0.27cm" fo:padding-right="0.27cm"/>
    </style:style>
    <style:style style:name="gr36" style:family="graphic" style:parent-style-name="standard">
      <style:graphic-properties svg:stroke-width="0.04cm" svg:stroke-color="#dc2300" draw:marker-start-width="0.36cm" draw:marker-end-width="0.36cm" svg:stroke-opacity="90%" draw:fill-color="#dc2300" draw:textarea-horizontal-align="justify" draw:textarea-vertical-align="middle" draw:auto-grow-height="false" fo:padding-top="0.145cm" fo:padding-bottom="0.145cm" fo:padding-left="0.27cm" fo:padding-right="0.27cm"/>
    </style:style>
    <style:style style:name="gr37" style:family="graphic" style:parent-style-name="standard">
      <style:graphic-properties svg:stroke-width="0.04cm" svg:stroke-color="#ff6309" draw:marker-start-width="0.36cm" draw:marker-end-width="0.36cm" svg:stroke-opacity="90%" draw:fill-color="#ff6309" draw:textarea-horizontal-align="justify" draw:textarea-vertical-align="middle" draw:auto-grow-height="false" fo:padding-top="0.145cm" fo:padding-bottom="0.145cm" fo:padding-left="0.27cm" fo:padding-right="0.27cm"/>
    </style:style>
    <style:style style:name="gr38" style:family="graphic" style:parent-style-name="standard">
      <style:graphic-properties svg:stroke-width="0.04cm" svg:stroke-color="#4b1f6f" draw:marker-start-width="0.36cm" draw:marker-end-width="0.36cm" svg:stroke-opacity="90%" draw:fill-color="#4b1f6f" draw:textarea-horizontal-align="justify" draw:textarea-vertical-align="middle" draw:auto-grow-height="false" fo:padding-top="0.145cm" fo:padding-bottom="0.145cm" fo:padding-left="0.27cm" fo:padding-right="0.27cm"/>
    </style:style>
    <style:style style:name="gr39" style:family="graphic" style:parent-style-name="standard">
      <style:graphic-properties svg:stroke-width="0.04cm" svg:stroke-color="#ffb515" draw:marker-start-width="0.36cm" draw:marker-end-width="0.36cm" svg:stroke-opacity="90%" draw:fill-color="#ffb515" draw:textarea-horizontal-align="justify" draw:textarea-vertical-align="middle" draw:auto-grow-height="false" fo:padding-top="0.145cm" fo:padding-bottom="0.145cm" fo:padding-left="0.27cm" fo:padding-right="0.27cm"/>
    </style:style>
    <style:style style:name="gr40" style:family="graphic" style:parent-style-name="standard">
      <style:graphic-properties svg:stroke-width="0.04cm" svg:stroke-color="#00ae00" draw:marker-start-width="0.36cm" draw:marker-end-width="0.36cm" svg:stroke-opacity="90%" draw:fill-color="#00ae00" draw:textarea-horizontal-align="justify" draw:textarea-vertical-align="middle" draw:auto-grow-height="false" fo:padding-top="0.145cm" fo:padding-bottom="0.145cm" fo:padding-left="0.27cm" fo:padding-right="0.27cm"/>
    </style:style>
    <style:style style:name="gr41" style:family="graphic" style:parent-style-name="standard">
      <style:graphic-properties svg:stroke-width="0.04cm" svg:stroke-color="#3deb3d" draw:marker-start-width="0.36cm" draw:marker-end-width="0.36cm" svg:stroke-opacity="90%" draw:fill-color="#3deb3d" draw:textarea-horizontal-align="justify" draw:textarea-vertical-align="middle" draw:auto-grow-height="false" fo:padding-top="0.145cm" fo:padding-bottom="0.145cm" fo:padding-left="0.27cm" fo:padding-right="0.27cm"/>
    </style:style>
    <style:style style:name="gr42" style:family="graphic" style:parent-style-name="standard">
      <style:graphic-properties svg:stroke-width="0.05cm" svg:stroke-color="#333333" draw:marker-start-width="0.38cm" draw:marker-end-width="0.38cm" svg:stroke-opacity="90%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cm" svg:stroke-color="#dc2300" draw:marker-start-width="0.38cm" draw:marker-end-width="0.38cm" svg:stroke-opacity="90%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9966cc" draw:marker-start-width="0.38cm" draw:marker-end-width="0.38cm" svg:stroke-opacity="90%" draw:fill-color="#6b4794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svg:stroke-width="0.05cm" svg:stroke-color="#23b8dc" draw:marker-start-width="0.38cm" draw:marker-end-width="0.38cm" svg:stroke-opacity="90%" draw:fill-color="#004a4a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svg:stroke-width="0.05cm" svg:stroke-color="#0099ff" draw:marker-start-width="0.38cm" draw:marker-end-width="0.38cm" svg:stroke-opacity="90%" draw:fill-color="#2323dc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4cm" svg:stroke-color="#ff0000" draw:marker-start-width="0.36cm" draw:marker-end-width="0.36cm" svg:stroke-opacity="90%" draw:fill-color="#e6e6e6" draw:opacity="30%" draw:textarea-horizontal-align="justify" draw:textarea-vertical-align="middle" draw:auto-grow-height="false" fo:padding-top="0.145cm" fo:padding-bottom="0.145cm" fo:padding-left="0.27cm" fo:padding-right="0.27cm" draw:shadow-opacity="30%"/>
    </style:style>
    <style:style style:name="gr48" style:family="graphic" style:parent-style-name="standard">
      <style:graphic-properties svg:stroke-width="0.05cm" svg:stroke-color="#ff0000" draw:marker-start-width="0.38cm" draw:marker-end-width="0.38cm" svg:stroke-opacity="90%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svg:stroke-width="0.05cm" svg:stroke-color="#9966cc" draw:marker-start-width="0.38cm" draw:marker-end-width="0.38cm" svg:stroke-opacity="90%" draw:fill-color="#9966cc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cm" svg:stroke-color="#33cc66" draw:marker-start-width="0.38cm" draw:marker-end-width="0.38cm" svg:stroke-opacity="90%" draw:fill-color="#33cc66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svg:stroke-width="0.05cm" svg:stroke-color="#ff0000" draw:marker-start-width="0.3cm" draw:marker-end="Arrow" draw:marker-end-width="0.3cm" svg:stroke-opacity="90%" draw:textarea-horizontal-align="center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fo:min-height="0.25cm"/>
    </style:style>
    <style:style style:name="gr53" style:family="graphic" style:parent-style-name="standard">
      <style:graphic-properties svg:stroke-width="0.04cm" svg:stroke-color="#9966c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4" style:family="graphic" style:parent-style-name="standard">
      <style:graphic-properties svg:stroke-width="0.04cm" svg:stroke-color="#33cc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5" style:family="graphic" style:parent-style-name="standard">
      <style:graphic-properties svg:stroke-width="0.05cm" svg:stroke-color="#2323dc" draw:marker-start-width="0.38cm" draw:marker-end-width="0.38cm" svg:stroke-opacity="90%" draw:fill-color="#2323dc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svg:stroke-width="0.04cm" svg:stroke-color="#2323d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7" style:family="graphic" style:parent-style-name="standard">
      <style:graphic-properties svg:stroke-width="0.04cm" svg:stroke-color="#ff0000" draw:marker-end="Arrow" draw:marker-end-width="0.3cm" svg:stroke-opacity="90%" draw:textarea-horizontal-align="center" draw:textarea-vertical-align="middle" fo:padding-top="0.145cm" fo:padding-bottom="0.145cm" fo:padding-left="0.27cm" fo:padding-right="0.27cm"/>
    </style:style>
    <style:style style:name="gr58" style:family="graphic" style:parent-style-name="objectwithoutfill">
      <style:graphic-properties draw:stroke="dash" draw:stroke-dash="Ultrafine_20_Dashed" svg:stroke-width="0.05cm" svg:stroke-color="#c90016" draw:marker-start-width="0.38cm" draw:marker-end-width="0.38cm" svg:stroke-opacity="90%" draw:fill="none" draw:textarea-horizontal-align="center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width="0.04cm" draw:marker-start-width="0cm" draw:marker-end-width="0cm" draw:fill-color="#ffffff" draw:opacity="0%" draw:textarea-horizontal-align="justify" draw:textarea-vertical-align="middle" draw:auto-grow-height="false" fo:padding-top="0.145cm" fo:padding-bottom="0.145cm" fo:padding-left="0.27cm" fo:padding-right="0.27cm" draw:shadow-opacity="0%"/>
    </style:style>
    <style:style style:name="gr60" style:family="graphic" style:parent-style-name="standard">
      <style:graphic-properties svg:stroke-color="#999999" draw:fill-color="#333333" draw:textarea-horizontal-align="justify" draw:textarea-vertical-align="middle" draw:auto-grow-height="false"/>
    </style:style>
    <style:style style:name="gr61" style:family="graphic" style:parent-style-name="standard">
      <style:graphic-properties svg:stroke-width="0.04cm" svg:stroke-color="#333366" draw:marker-start-width="0.36cm" draw:marker-end-width="0.36cm" svg:stroke-opacity="90%" draw:fill-color="#666699" draw:textarea-horizontal-align="justify" draw:textarea-vertical-align="middle" draw:auto-grow-height="false" fo:padding-top="0.145cm" fo:padding-bottom="0.145cm" fo:padding-left="0.27cm" fo:padding-right="0.27cm"/>
    </style:style>
    <style:style style:name="gr62" style:family="graphic" style:parent-style-name="standard">
      <style:graphic-properties draw:stroke="none" svg:stroke-color="#000000" draw:fill="none" draw:fill-color="#ffffff" fo:min-height="0.679cm"/>
    </style:style>
    <style:style style:name="gr63" style:family="graphic" style:parent-style-name="standard">
      <style:graphic-properties svg:stroke-width="0.04cm" svg:stroke-color="#3333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64" style:family="graphic" style:parent-style-name="standard">
      <style:graphic-properties svg:stroke-width="0.02cm" svg:stroke-color="#333366" draw:marker-start-width="0.2cm" draw:marker-end="Arrow" draw:marker-end-width="0.2cm" svg:stroke-opacity="90%" draw:textarea-horizontal-align="center" draw:textarea-vertical-align="middle" fo:padding-top="0.135cm" fo:padding-bottom="0.135cm" fo:padding-left="0.26cm" fo:padding-right="0.26cm"/>
    </style:style>
    <style:style style:name="gr65" style:family="graphic" style:parent-style-name="standard">
      <style:graphic-properties draw:stroke="none" svg:stroke-color="#000000" draw:fill="none" draw:fill-color="#ffffff" fo:min-height="1.814cm"/>
    </style:style>
    <style:style style:name="gr66" style:family="graphic" style:parent-style-name="standard">
      <style:graphic-properties svg:stroke-width="0.04cm" svg:stroke-color="#c9001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67" style:family="graphic" style:parent-style-name="standard">
      <style:graphic-properties svg:stroke-width="0.05cm" draw:marker-start-width="0.38cm" draw:marker-end-width="0.3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b3b3b3" draw:marker-start-width="0.38cm" draw:marker-end-width="0.38cm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objectwithoutfill">
      <style:graphic-properties draw:stroke="dash" draw:stroke-dash="Ultrafine_20_Dashed" svg:stroke-width="0.05cm" svg:stroke-color="#dc2300" draw:marker-start-width="0.38cm" draw:marker-end="Arrow" draw:marker-end-width="0.18cm" draw:fill="none" draw:textarea-horizontal-align="center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1" style:family="graphic" style:parent-style-name="standard">
      <style:graphic-properties svg:stroke-width="0.03cm" draw:marker-start-width="0.35cm" draw:marker-end-width="0.35cm" draw:fill="hatch" draw:fill-color="#e6e6e6" draw:fill-hatch-name="Hatch_20_1" draw:fill-hatch-solid="false" draw:textarea-horizontal-align="justify" draw:textarea-vertical-align="middle" draw:auto-grow-height="false" fo:padding-top="0.14cm" fo:padding-bottom="0.14cm" fo:padding-left="0.265cm" fo:padding-right="0.265cm"/>
    </style:style>
    <style:style style:name="gr72" style:family="graphic" style:parent-style-name="standard">
      <style:graphic-properties svg:stroke-width="0.03cm" draw:marker-start-width="0.35cm" draw:marker-end-width="0.35cm" draw:fill="hatch" draw:fill-color="#e6e6e6" draw:fill-hatch-name="Hatch_20_1" draw:textarea-horizontal-align="justify" draw:textarea-vertical-align="middle" draw:auto-grow-height="false" fo:padding-top="0.14cm" fo:padding-bottom="0.14cm" fo:padding-left="0.265cm" fo:padding-right="0.265cm"/>
    </style:style>
    <style:style style:name="gr73" style:family="graphic" style:parent-style-name="standard">
      <style:graphic-properties svg:stroke-width="0.05cm" svg:stroke-color="#33cc66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05cm" svg:stroke-color="#33cc66" draw:marker-start-width="0.38cm" draw:marker-end-width="0.38cm" svg:stroke-opacity="90%" draw:fill="solid" draw:fill-color="#33cc66" draw:textarea-vertical-align="middle" draw:auto-grow-height="false" fo:min-height="0.749cm" fo:min-width="0.499cm" fo:padding-top="0.15cm" fo:padding-bottom="0.15cm" fo:padding-left="0.275cm" fo:padding-right="0.275cm"/>
    </style:style>
    <style:style style:name="gr75" style:family="graphic" style:parent-style-name="standard">
      <style:graphic-properties svg:stroke-width="0.05cm" svg:stroke-color="#9966cc" draw:marker-start-width="0.38cm" draw:marker-end-width="0.38cm" svg:stroke-opacity="90%" draw:fill="solid" draw:fill-color="#9966cc" draw:textarea-vertical-align="middle" draw:auto-grow-height="false" fo:min-height="0.749cm" fo:min-width="0.499cm" fo:padding-top="0.15cm" fo:padding-bottom="0.15cm" fo:padding-left="0.275cm" fo:padding-right="0.275cm"/>
    </style:style>
    <style:style style:name="gr76" style:family="graphic" style:parent-style-name="standard">
      <style:graphic-properties svg:stroke-width="0.05cm" svg:stroke-color="#2323dc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svg:stroke-width="0.05cm" svg:stroke-color="#2323dc" draw:marker-start-width="0.38cm" draw:marker-end-width="0.38cm" svg:stroke-opacity="90%" draw:fill="solid" draw:fill-color="#2323dc" draw:textarea-vertical-align="middle" draw:auto-grow-height="false" fo:min-height="0.749cm" fo:min-width="0.499cm" fo:padding-top="0.15cm" fo:padding-bottom="0.15cm" fo:padding-left="0.275cm" fo:padding-right="0.275cm"/>
    </style:style>
    <style:style style:name="gr78" style:family="graphic" style:parent-style-name="standard">
      <style:graphic-properties svg:stroke-width="0.05cm" svg:stroke-color="#9966cc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svg:stroke-width="0.05cm" svg:stroke-color="#33cc66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svg:stroke-width="0.05cm" svg:stroke-color="#33cc66" draw:marker-start-width="0.38cm" draw:marker-end-width="0.38cm" svg:stroke-opacity="9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>
      <style:graphic-properties svg:stroke-width="0.05cm" svg:stroke-color="#2323dc" draw:marker-start-width="0.38cm" draw:marker-end-width="0.38cm" svg:stroke-opacity="9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fill="none" draw:fill-color="#ffffff" draw:auto-grow-height="false" fo:min-height="0.05cm"/>
    </style:style>
    <style:style style:name="gr83" style:family="graphic" style:parent-style-name="standard">
      <style:graphic-properties svg:stroke-width="0.05cm" svg:stroke-color="#9966cc" draw:marker-start-width="0.38cm" draw:marker-end="Arrow" draw:marker-end-width="0.28cm" svg:stroke-opacity="90%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stroke="dash" draw:stroke-dash="Ultrafine_20_Dashed" svg:stroke-width="0.05cm" svg:stroke-color="#333333" draw:marker-start-width="0.38cm" draw:marker-end-width="0.38cm" svg:stroke-opacity="90%" draw:fill-color="#cccccc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dash" draw:stroke-dash="Ultrafine_20_Dashed" svg:stroke-width="0.03cm" svg:stroke-color="#333333" draw:marker-start-width="0.35cm" draw:marker-end-width="0.35cm" svg:stroke-opacity="90%" draw:fill-color="#cccccc" draw:textarea-horizontal-align="center" draw:textarea-vertical-align="middle" fo:padding-top="0.14cm" fo:padding-bottom="0.14cm" fo:padding-left="0.265cm" fo:padding-right="0.265cm"/>
    </style:style>
    <style:style style:name="gr86" style:family="graphic" style:parent-style-name="standard">
      <style:graphic-properties svg:stroke-width="0.03cm" svg:stroke-color="#333333" draw:marker-start-width="0.36cm" draw:marker-end-width="0.36cm" svg:stroke-opacity="90%" draw:textarea-horizontal-align="center" draw:textarea-vertical-align="middle" fo:padding-top="0.14cm" fo:padding-bottom="0.14cm" fo:padding-left="0.265cm" fo:padding-right="0.265cm"/>
    </style:style>
    <style:style style:name="gr87" style:family="graphic" style:parent-style-name="standard">
      <style:graphic-properties svg:stroke-width="0.03cm" svg:stroke-color="#333333" draw:marker-start-width="0.35cm" draw:marker-end-width="0.35cm" svg:stroke-opacity="90%" draw:textarea-horizontal-align="center" draw:textarea-vertical-align="middle" fo:padding-top="0.14cm" fo:padding-bottom="0.14cm" fo:padding-left="0.265cm" fo:padding-right="0.265cm"/>
    </style:style>
    <style:style style:name="gr88" style:family="graphic" style:parent-style-name="standard">
      <style:graphic-properties svg:stroke-width="0.05cm" svg:stroke-color="#ff0000" draw:marker-start-width="0.38cm" draw:marker-end-width="0.38cm" svg:stroke-opacity="90%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89" style:family="graphic" style:parent-style-name="standard">
      <style:graphic-properties svg:stroke-width="0.05cm" svg:stroke-color="#ffcc99" draw:marker-start-width="0.38cm" draw:marker-end-width="0.38cm" svg:stroke-opacity="90%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90" style:family="graphic" style:parent-style-name="standard">
      <style:graphic-properties draw:stroke="dash" draw:stroke-dash="Ultrafine_20_Dashed" svg:stroke-width="0.05cm" svg:stroke-color="#ff0000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width="0.05cm" svg:stroke-color="#33cc66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svg:stroke-width="0.05cm" svg:stroke-color="#9966cc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width="0.05cm" svg:stroke-color="#ffb515" draw:marker-start-width="0.38cm" draw:marker-end-width="0.38cm" svg:stroke-opacity="90%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94" style:family="graphic" style:parent-style-name="standard">
      <style:graphic-properties svg:stroke-width="0.05cm" svg:stroke-color="#ff950e" draw:marker-start-width="0.39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draw:stroke="none" svg:stroke-color="#000000" draw:fill="none" draw:fill-color="#ffffff" fo:min-height="1.25cm"/>
    </style:style>
    <style:style style:name="gr96" style:family="graphic" style:parent-style-name="standard">
      <style:graphic-properties svg:stroke-width="0.05cm" draw:marker-start-width="0.39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fo:min-height="0.65cm"/>
    </style:style>
    <style:style style:name="gr98" style:family="graphic" style:parent-style-name="standard">
      <style:graphic-properties svg:stroke-width="0.05cm" svg:stroke-color="#33cc66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stroke="dash" draw:stroke-dash="Ultrafine_20_Dashed" svg:stroke-width="0.05cm" svg:stroke-color="#0000ff" draw:marker-start-width="0.38cm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draw:stroke="dash" draw:stroke-dash="Ultrafine_20_Dashed" svg:stroke-width="0.05cm" svg:stroke-color="#0000ff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color="#666666"/>
    </style:style>
    <style:style style:name="P4" style:family="paragraph">
      <style:text-properties fo:color="#b84747" fo:font-size="10pt" style:font-size-asian="10pt" style:font-size-complex="10pt"/>
    </style:style>
    <style:style style:name="P5" style:family="paragraph">
      <style:text-properties fo:color="#333333"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ffffff" fo:font-size="10pt" style:font-size-asian="10pt" style:font-size-complex="10pt"/>
    </style:style>
    <style:style style:name="P10" style:family="paragraph">
      <style:paragraph-properties fo:text-align="center"/>
      <style:text-properties fo:color="#ffffff" fo:font-size="9pt" style:font-size-asian="9pt" style:font-size-complex="9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P13" style:family="paragraph">
      <style:text-properties fo:color="#333366" fo:font-size="10pt" style:font-size-asian="10pt" style:font-size-complex="10pt"/>
    </style:style>
    <style:style style:name="P14" style:family="paragraph">
      <style:text-properties fo:color="#c90016" fo:font-size="10pt" style:font-size-asian="10pt" style:font-size-complex="10pt"/>
    </style:style>
    <style:style style:name="P15" style:family="paragraph">
      <style:text-properties fo:color="#333333"/>
    </style:style>
    <style:style style:name="P16" style:family="paragraph"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style:paragraph-properties fo:text-align="center"/>
      <style:text-properties fo:color="#33cc66" fo:font-size="11pt" fo:font-weight="bold" style:font-size-asian="11pt" style:font-weight-asian="bold" style:font-size-complex="11pt" style:font-weight-complex="bold"/>
    </style:style>
    <style:style style:name="P18" style:family="paragraph">
      <style:paragraph-properties fo:text-align="center"/>
      <style:text-properties fo:color="#9966cc" fo:font-size="11pt" fo:font-weight="bold" style:font-size-asian="11pt" style:font-weight-asian="bold" style:font-size-complex="11pt" style:font-weight-complex="bold"/>
    </style:style>
    <style:style style:name="P19" style:family="paragraph">
      <style:text-properties fo:font-size="11pt" style:text-underline-style="solid" style:text-underline-width="auto" style:text-underline-color="font-color" style:font-size-asian="11pt" style:font-size-complex="11pt"/>
    </style:style>
    <style:style style:name="P20" style:family="paragraph">
      <style:paragraph-properties fo:text-align="center"/>
      <style:text-properties fo:color="#280099" fo:font-size="13pt" style:font-size-asian="13pt" style:font-size-complex="13pt"/>
    </style:style>
    <style:style style:name="P21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666666" fo:font-size="10pt" style:font-size-asian="10pt" style:font-size-complex="10pt"/>
    </style:style>
    <style:style style:name="T3" style:family="text">
      <style:text-properties fo:color="#b84747" fo:font-size="10pt" style:font-size-asian="10pt" style:font-size-complex="10pt"/>
    </style:style>
    <style:style style:name="T4" style:family="text">
      <style:text-properties fo:color="#333333" fo:font-size="10pt" style:font-size-asian="10pt" style:font-size-complex="10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0pt" style:font-size-asian="10pt" style:font-size-complex="10pt"/>
    </style:style>
    <style:style style:name="T8" style:family="text">
      <style:text-properties fo:color="#ffffff" fo:font-family="Arial" style:font-family-generic="swiss" style:font-pitch="variable" fo:font-size="9pt" style:font-size-asian="9pt" style:font-size-complex="9pt"/>
    </style:style>
    <style:style style:name="T9" style:family="text">
      <style:text-properties fo:color="#9966cc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33cc66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2323dc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0000" fo:font-size="11pt" style:font-size-asian="11pt" style:font-size-complex="11pt"/>
    </style:style>
    <style:style style:name="T13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color="#333366" fo:font-size="10pt" style:font-size-asian="10pt" style:font-size-complex="10pt"/>
    </style:style>
    <style:style style:name="T16" style:family="text">
      <style:text-properties fo:color="#c90016" fo:font-size="10pt" style:font-size-asian="10pt" style:font-size-complex="10pt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9" style:family="text">
      <style:text-properties fo:color="#280099" fo:font-size="13pt" style:font-size-asian="13pt" style:font-size-complex="13pt"/>
    </style:style>
    <style:style style:name="T20" style:family="text">
      <style:text-properties fo:color="#ff950e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0" draw:layer="layout" svg:width="5cm" svg:height="4.9cm" svg:x="4.7cm" svg:y="1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id="id2" draw:layer="layout" svg:width="0.5cm" svg:height="0.5cm" svg:x="6.5cm" svg:y="5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0.5cm" svg:height="0.5cm" svg:x="5.5cm" svg:y="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6" draw:layer="layout" svg:width="0.5cm" svg:height="0.5cm" svg:x="5.9cm" svg:y="8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" draw:layer="layout" svg:width="0.5cm" svg:height="0.5cm" svg:x="9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" draw:layer="layout" svg:width="0.5cm" svg:height="0.5cm" svg:x="7.8cm" svg:y="8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0.5cm" svg:height="0.5cm" svg:x="7.8cm" svg:y="5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5" draw:layer="layout" svg:width="0.5cm" svg:height="0.5cm" svg:x="8.1cm" svg:y="7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4" draw:layer="layout" svg:width="0.5cm" svg:height="0.5cm" svg:x="5.5cm" svg:y="7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2" draw:layer="layout" svg:width="0.5cm" svg:height="0.5cm" svg:x="7cm" svg:y="7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1" draw:layer="layout" svg:width="0.5cm" svg:height="0.5cm" svg:x="7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05cm" svg:y1="8.4cm" svg:x2="8.227cm" svg:y2="8.474cm" draw:start-shape="id1" draw:start-glue-point="8" draw:end-shape="id1" draw:end-glue-point="9" svg:d="m8050 8400 177 74">
          <text:p/>
        </draw:connector>
        <draw:custom-shape draw:style-name="gr6" draw:text-style-name="P1" draw:layer="layout" svg:width="1.5cm" svg:height="3cm" svg:x="10.5cm" svg:y="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3cm" svg:height="1.115cm" svg:x="11.5cm" svg:y="7.5cm">
          <draw:text-box>
            <text:p text:style-name="P1"><text:span text:style-name="T1">Sens du déplacement</text:span></text:p>
          </draw:text-box>
        </draw:frame>
        <draw:custom-shape draw:style-name="gr8" draw:text-style-name="P1" draw:id="id5" draw:layer="layout" svg:width="0.5cm" svg:height="0.5cm" svg:x="7.5cm" svg:y="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10" draw:layer="layout" svg:width="0.5cm" svg:height="0.5cm" svg:x="9cm" svg:y="4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8" draw:layer="layout" svg:width="0.5cm" svg:height="0.5cm" svg:x="9cm" svg:y="2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6" draw:layer="layout" svg:width="0.5cm" svg:height="0.5cm" svg:x="4.6cm" svg:y="3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3" draw:layer="layout" svg:width="0.5cm" svg:height="0.5cm" svg:x="6cm" svg:y="3.7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6.573cm" svg:y1="5.574cm" svg:x2="6.427cm" svg:y2="4.127cm" draw:start-shape="id2" draw:start-glue-point="7" draw:end-shape="id3" draw:end-glue-point="9" svg:d="m6573 5574c0-1086-146-363-146-1447">
          <text:p/>
        </draw:connector>
        <draw:connector draw:style-name="gr9" draw:text-style-name="P1" draw:layer="layout" draw:type="curve" svg:x1="5.75cm" svg:y1="6cm" svg:x2="6.073cm" svg:y2="4.127cm" draw:start-shape="id4" draw:start-glue-point="8" draw:end-shape="id3" draw:end-glue-point="7" svg:d="m5750 6000c0-1350 323-414 323-1873">
          <text:p/>
        </draw:connector>
        <draw:connector draw:style-name="gr10" draw:text-style-name="P1" draw:layer="layout" draw:type="curve" svg:x1="7cm" svg:y1="5.751cm" svg:x2="7.573cm" svg:y2="3.428cm" draw:start-shape="id2" draw:start-glue-point="10" draw:end-shape="id5" draw:end-glue-point="5" svg:d="m7000 5751c382 0 573-774 573-2323">
          <text:p/>
        </draw:connector>
        <draw:connector draw:style-name="gr9" draw:text-style-name="P1" draw:layer="layout" draw:type="curve" svg:x1="5.75cm" svg:y1="6cm" svg:x2="4.85cm" svg:y2="3.7cm" draw:start-shape="id4" draw:start-glue-point="8" draw:end-shape="id6" draw:end-glue-point="4" svg:d="m5750 6000c0-1725-900-575-900-2300">
          <text:p/>
        </draw:connector>
        <draw:connector draw:style-name="gr10" draw:text-style-name="P1" draw:layer="layout" draw:type="curve" svg:x1="8.05cm" svg:y1="5.6cm" svg:x2="7.927cm" svg:y2="3.428cm" draw:start-shape="id7" draw:start-glue-point="8" draw:end-shape="id5" draw:end-glue-point="11" svg:d="m8050 5600c0-1576-123-491-123-2172">
          <text:p/>
        </draw:connector>
        <draw:connector draw:style-name="gr10" draw:text-style-name="P1" draw:layer="layout" draw:type="curve" svg:x1="8.227cm" svg:y1="5.674cm" svg:x2="9.073cm" svg:y2="2.928cm" draw:start-shape="id7" draw:start-glue-point="9" draw:end-shape="id8" draw:end-glue-point="5" svg:d="m8227 5674c0-2062 846-690 846-2746">
          <text:p/>
        </draw:connector>
        <draw:connector draw:style-name="gr10" draw:text-style-name="P1" draw:layer="layout" draw:type="curve" svg:x1="9.25cm" svg:y1="6.5cm" svg:x2="9.25cm" svg:y2="5cm" draw:start-shape="id9" draw:start-glue-point="8" draw:end-shape="id10" draw:end-glue-point="4" svg:d="m9250 6500v-1500">
          <text:p/>
        </draw:connector>
        <draw:custom-shape draw:style-name="gr3" draw:text-style-name="P1" draw:id="id13" draw:layer="layout" svg:width="0.5cm" svg:height="0.5cm" svg:x="6.8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6.927cm" svg:y1="5.928cm" svg:x2="7.25cm" svg:y2="6.5cm" draw:start-shape="id2" draw:start-glue-point="11" draw:end-shape="id11" draw:end-glue-point="8" svg:d="m6927 5928c216 0 323 190 323 572">
          <text:p/>
        </draw:connector>
        <draw:connector draw:style-name="gr11" draw:text-style-name="P1" draw:layer="layout" draw:type="curve" svg:x1="7.873cm" svg:y1="6.028cm" svg:x2="7.427cm" svg:y2="6.574cm" draw:start-shape="id7" draw:start-glue-point="5" draw:end-shape="id11" draw:end-glue-point="9" svg:d="m7873 6028c-298 0-446 182-446 546">
          <text:p/>
        </draw:connector>
        <draw:connector draw:style-name="gr12" draw:text-style-name="P1" draw:layer="layout" draw:type="curve" svg:x1="7.25cm" svg:y1="7cm" svg:x2="7.25cm" svg:y2="7.7cm" draw:start-shape="id11" draw:start-glue-point="4" draw:end-shape="id12" draw:end-glue-point="8" svg:d="m7250 7000v700">
          <text:p/>
        </draw:connector>
        <draw:connector draw:style-name="gr12" draw:text-style-name="P1" draw:layer="layout" draw:type="curve" svg:x1="7.25cm" svg:y1="8.2cm" svg:x2="7.05cm" svg:y2="9cm" draw:start-shape="id12" draw:start-glue-point="4" draw:end-shape="id13" draw:end-glue-point="8" svg:d="m7250 8200c0 598-200 199-200 800">
          <text:p/>
        </draw:connector>
        <draw:connector draw:style-name="gr12" draw:text-style-name="P1" draw:layer="layout" draw:type="curve" svg:x1="7.073cm" svg:y1="6.928cm" svg:x2="6cm" svg:y2="7.451cm" draw:start-shape="id11" draw:start-glue-point="5" draw:end-shape="id14" draw:end-glue-point="10" svg:d="m7073 6928c0 349-357 523-1073 523">
          <text:p/>
        </draw:connector>
        <draw:connector draw:style-name="gr12" draw:text-style-name="P1" draw:layer="layout" draw:type="curve" svg:x1="7.427cm" svg:y1="6.928cm" svg:x2="8.1cm" svg:y2="7.651cm" draw:start-shape="id11" draw:start-glue-point="11" draw:end-shape="id15" draw:end-glue-point="6" svg:d="m7427 6928c0 482 224 723 673 723">
          <text:p/>
        </draw:connector>
        <draw:connector draw:style-name="gr13" draw:text-style-name="P1" draw:layer="layout" draw:type="curve" svg:x1="8.227cm" svg:y1="8.828cm" svg:x2="8.227cm" svg:y2="8.828cm" draw:start-shape="id1" draw:start-glue-point="11" draw:end-shape="id1" draw:end-glue-point="11" svg:d="m8227 8828">
          <text:p/>
        </draw:connector>
        <draw:connector draw:style-name="gr12" draw:text-style-name="P1" draw:layer="layout" draw:type="curve" svg:x1="7.073cm" svg:y1="8.128cm" svg:x2="6.4cm" svg:y2="8.451cm" draw:start-shape="id12" draw:start-glue-point="5" draw:end-shape="id16" draw:end-glue-point="10" svg:d="m7073 8128c0 216-224 323-673 323">
          <text:p/>
        </draw:connector>
        <draw:connector draw:style-name="gr12" draw:text-style-name="P1" draw:layer="layout" draw:type="curve" svg:x1="7.427cm" svg:y1="8.128cm" svg:x2="7.8cm" svg:y2="8.651cm" draw:start-shape="id12" draw:start-glue-point="11" draw:end-shape="id1" draw:end-glue-point="6" svg:d="m7427 8128c0 349 124 523 373 523">
          <text:p/>
        </draw:connector>
        <draw:connector draw:style-name="gr11" draw:text-style-name="P1" draw:layer="layout" draw:type="curve" svg:x1="6cm" svg:y1="6.251cm" svg:x2="7cm" svg:y2="6.751cm" draw:start-shape="id4" draw:start-glue-point="10" draw:end-shape="id11" draw:end-glue-point="6" svg:d="m6000 6251c750 0 250 500 1000 500">
          <text:p/>
        </draw:connector>
        <draw:connector draw:style-name="gr11" draw:text-style-name="P1" draw:layer="layout" draw:type="curve" svg:x1="9cm" svg:y1="6.751cm" svg:x2="7.5cm" svg:y2="6.751cm" draw:start-shape="id9" draw:start-glue-point="6" draw:end-shape="id11" draw:end-glue-point="10" svg:d="m9000 6751h-1500">
          <text:p/>
        </draw:connector>
        <draw:custom-shape draw:style-name="gr2" draw:text-style-name="P1" draw:id="id18" draw:layer="layout" svg:width="0.5cm" svg:height="0.5cm" svg:x="6.4cm" svg:y="1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0" draw:layer="layout" svg:width="0.5cm" svg:height="0.5cm" svg:x="5.4cm" svg:y="1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5.8cm" svg:y="19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4" draw:layer="layout" svg:width="0.5cm" svg:height="0.5cm" svg:x="8.9cm" svg:y="17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7" draw:layer="layout" svg:width="0.5cm" svg:height="0.5cm" svg:x="7.7cm" svg:y="19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2" draw:layer="layout" svg:width="0.5cm" svg:height="0.5cm" svg:x="7.7cm" svg:y="16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cm" svg:y="18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5.4cm" svg:y="18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18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17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7.95cm" svg:y1="19.4cm" svg:x2="8.127cm" svg:y2="19.474cm" draw:start-shape="id17" draw:start-glue-point="8" draw:end-shape="id17" draw:end-glue-point="9" svg:d="m7950 19400 177 74">
          <text:p/>
        </draw:connector>
        <draw:custom-shape draw:style-name="gr6" draw:text-style-name="P1" draw:layer="layout" svg:width="1.5cm" svg:height="3cm" svg:x="11.5cm" svg:y="17.7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3cm" svg:height="1.115cm" svg:x="12.5cm" svg:y="19cm">
          <draw:text-box>
            <text:p text:style-name="P1"><text:span text:style-name="T1">Sens du déplacement</text:span></text:p>
          </draw:text-box>
        </draw:frame>
        <draw:custom-shape draw:style-name="gr8" draw:text-style-name="P1" draw:id="id19" draw:layer="layout" svg:width="0.5cm" svg:height="0.5cm" svg:x="7.4cm" svg:y="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5" draw:layer="layout" svg:width="0.5cm" svg:height="0.5cm" svg:x="8.9cm" svg:y="15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3" draw:layer="layout" svg:width="0.5cm" svg:height="0.5cm" svg:x="8.9cm" svg:y="13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1" draw:layer="layout" svg:width="0.5cm" svg:height="0.5cm" svg:x="4.5cm" svg:y="14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6.9cm" svg:y1="16.751cm" svg:x2="7.473cm" svg:y2="14.428cm" draw:start-shape="id18" draw:start-glue-point="10" draw:end-shape="id19" draw:end-glue-point="5" svg:d="m6900 16751c382 0 573-774 573-2323">
          <text:p/>
        </draw:connector>
        <draw:connector draw:style-name="gr9" draw:text-style-name="P1" draw:layer="layout" draw:type="curve" svg:x1="5.65cm" svg:y1="17cm" svg:x2="4.75cm" svg:y2="14.7cm" draw:start-shape="id20" draw:start-glue-point="8" draw:end-shape="id21" draw:end-glue-point="4" svg:d="m5650 17000c0-1726-900-577-900-2300">
          <text:p/>
        </draw:connector>
        <draw:connector draw:style-name="gr10" draw:text-style-name="P1" draw:layer="layout" draw:type="curve" svg:x1="8.127cm" svg:y1="16.674cm" svg:x2="8.973cm" svg:y2="13.928cm" draw:start-shape="id22" draw:start-glue-point="9" draw:end-shape="id23" draw:end-glue-point="5" svg:d="m8127 16674c0-2062 846-690 846-2746">
          <text:p/>
        </draw:connector>
        <draw:connector draw:style-name="gr10" draw:text-style-name="P1" draw:layer="layout" draw:type="curve" svg:x1="9.15cm" svg:y1="17.5cm" svg:x2="9.15cm" svg:y2="16cm" draw:start-shape="id24" draw:start-glue-point="8" draw:end-shape="id25" draw:end-glue-point="4" svg:d="m9150 17500v-1500">
          <text:p/>
        </draw:connector>
        <draw:custom-shape draw:style-name="gr3" draw:text-style-name="P1" draw:layer="layout" svg:width="0.5cm" svg:height="0.5cm" svg:x="6.7cm" svg:y="2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8.127cm" svg:y1="19.828cm" svg:x2="8.127cm" svg:y2="19.828cm" draw:start-shape="id17" draw:start-glue-point="11" draw:end-shape="id17" draw:end-glue-point="11" svg:d="m8127 19828">
          <text:p/>
        </draw:connector>
        <draw:custom-shape draw:style-name="gr3" draw:text-style-name="P1" draw:layer="layout" svg:width="0.5cm" svg:height="0.5cm" svg:x="8.7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2cm" svg:y="20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id="id26" draw:layer="layout" svg:width="2.5cm" svg:height="1.039cm" svg:x="10cm" svg:y="16.5cm">
          <draw:text-box>
            <text:p><text:span text:style-name="T2">Nœuds qui rapatrient</text:span></text:p>
          </draw:text-box>
        </draw:frame>
        <draw:connector draw:style-name="gr14" draw:text-style-name="P1" draw:layer="layout" draw:type="curve" svg:x1="10cm" svg:y1="17.019cm" svg:x2="9.327cm" svg:y2="17.574cm" draw:start-shape="id26" draw:start-glue-point="3" draw:end-shape="id24" draw:end-glue-point="9" svg:d="m10000 17019c-449 0-673 185-673 555">
          <text:p/>
        </draw:connector>
        <draw:connector draw:style-name="gr14" draw:text-style-name="P1" draw:layer="layout" draw:type="curve" svg:x1="10cm" svg:y1="17.019cm" svg:x2="8.2cm" svg:y2="16.851cm" draw:start-shape="id26" draw:start-glue-point="3" draw:end-shape="id22" draw:end-glue-point="10" svg:d="m10000 17019c-1330 0-431-168-1800-168">
          <text:p/>
        </draw:connector>
        <draw:connector draw:style-name="gr15" draw:text-style-name="P1" draw:layer="layout" draw:type="curve" draw:line-skew="0.506cm" svg:x1="10cm" svg:y1="17.019cm" svg:x2="6.827cm" svg:y2="16.574cm" draw:start-shape="id26" draw:start-glue-point="3" draw:end-shape="id18" draw:end-glue-point="9" svg:d="m10000 17019c-1546 0 40-445-3173-445">
          <text:p/>
        </draw:connector>
        <draw:connector draw:style-name="gr15" draw:text-style-name="P1" draw:layer="layout" draw:type="curve" svg:x1="10cm" svg:y1="17.019cm" svg:x2="5.9cm" svg:y2="17.251cm" draw:start-shape="id26" draw:start-glue-point="3" draw:end-shape="id20" draw:end-glue-point="10" svg:d="m10000 17019c-3055 0-1006 232-4100 232">
          <text:p/>
        </draw:connector>
        <draw:frame draw:style-name="gr16" draw:text-style-name="P4" draw:id="id27" draw:layer="layout" svg:width="3cm" svg:height="1.433cm" svg:x="10cm" svg:y="14cm">
          <draw:text-box>
            <text:p><text:span text:style-name="T3">Nouveaux nœuds peut être rapatriés</text:span></text:p>
          </draw:text-box>
        </draw:frame>
        <draw:connector draw:style-name="gr17" draw:text-style-name="P1" draw:layer="layout" draw:type="curve" svg:x1="10cm" svg:y1="14.716cm" svg:x2="9.327cm" svg:y2="13.928cm" draw:start-shape="id27" draw:start-glue-point="3" draw:end-shape="id23" draw:end-glue-point="11" svg:d="m10000 14716c-449 0-673-262-673-788">
          <text:p/>
        </draw:connector>
        <draw:connector draw:style-name="gr17" draw:text-style-name="P1" draw:id="id28" draw:layer="layout" draw:type="curve" svg:x1="10.001cm" svg:y1="14.716cm" svg:x2="9.15cm" svg:y2="15.5cm" draw:end-shape="id25" draw:end-glue-point="8" svg:d="m10001 14716c0 193-851-198-851 784">
          <text:p/>
        </draw:connector>
        <draw:connector draw:style-name="gr17" draw:text-style-name="P1" draw:layer="layout" draw:type="curve" svg:x1="10.001cm" svg:y1="14.716cm" svg:x2="10.001cm" svg:y2="14.716cm" draw:start-shape="id28" draw:start-glue-point="2" draw:end-shape="id28" draw:end-glue-point="2" svg:d="m10001 14716">
          <text:p/>
        </draw:connector>
        <draw:connector draw:style-name="gr17" draw:text-style-name="P1" draw:layer="layout" draw:type="curve" svg:x1="10.001cm" svg:y1="14.716cm" svg:x2="7.827cm" svg:y2="14.428cm" draw:end-shape="id19" draw:end-glue-point="11" svg:d="m10001 14716c-1180 0-94-288-2174-288">
          <text:p/>
        </draw:connector>
        <draw:connector draw:style-name="gr17" draw:text-style-name="P1" draw:layer="layout" draw:type="curve" svg:x1="10.001cm" svg:y1="14.716cm" svg:x2="4.927cm" svg:y2="14.628cm" draw:end-shape="id21" draw:end-glue-point="11" svg:d="m10001 14716c-3355 0-819-88-5074-88">
          <text:p/>
        </draw:connector>
        <draw:frame draw:style-name="gr18" draw:text-style-name="P5" draw:id="id29" draw:layer="layout" svg:width="1.9cm" svg:height="0.645cm" svg:x="2.6cm" svg:y="16.5cm">
          <draw:text-box>
            <text:p><text:span text:style-name="T4">Groupe</text:span></text:p>
          </draw:text-box>
        </draw:frame>
        <draw:connector draw:style-name="gr19" draw:text-style-name="P1" draw:layer="layout" draw:type="curve" svg:x1="3.55cm" svg:y1="17.145cm" svg:x2="4.7cm" svg:y2="18.75cm" draw:start-shape="id29" draw:start-glue-point="2" draw:end-shape="id30" svg:d="m3550 17145c0 1070 383 1605 1150 1605">
          <text:p/>
        </draw:connector>
      </draw:page>
      <draw:page draw:name="page2" draw:style-name="dp1" draw:master-page-name="Default">
        <draw:custom-shape draw:style-name="gr20" draw:text-style-name="P1" draw:layer="layout" svg:width="7.5cm" svg:height="6.5cm" svg:x="5cm" svg:y="3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1" draw:text-style-name="P1" draw:layer="layout" svg:width="0.5cm" svg:height="0.5cm" svg:x="9.1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32" draw:layer="layout" svg:width="0.5cm" svg:height="0.5cm" svg:x="5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cm" svg:y="7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cm" svg:y="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7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id="id31" draw:layer="layout" svg:width="0.5cm" svg:height="0.5cm" svg:x="8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5cm" svg:y="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4cm" svg:y1="5.4cm" svg:x2="12cm" svg:y2="7cm">
          <text:p/>
        </draw:line>
        <draw:line draw:style-name="gr13" draw:text-style-name="P1" draw:layer="layout" svg:x1="9.5cm" svg:y1="7cm" svg:x2="11.1cm" svg:y2="8.5cm">
          <text:p/>
        </draw:line>
        <draw:line draw:style-name="gr13" draw:text-style-name="P1" draw:layer="layout" svg:x1="5.3cm" svg:y1="8cm" svg:x2="5.8cm" svg:y2="5.5cm">
          <text:p/>
        </draw:line>
        <draw:line draw:style-name="gr13" draw:text-style-name="P1" draw:layer="layout" svg:x1="7.1cm" svg:y1="5.5cm" svg:x2="6cm" svg:y2="3.5cm">
          <text:p/>
        </draw:line>
        <draw:line draw:style-name="gr24" draw:text-style-name="P1" draw:layer="layout" svg:x1="8.75cm" svg:y1="10cm" svg:x2="8.75cm" svg:y2="8.5cm">
          <text:p/>
        </draw:line>
        <draw:connector draw:style-name="gr25" draw:text-style-name="P6" draw:layer="layout" draw:type="curve" svg:x1="8.5cm" svg:y1="10.251cm" svg:x2="5.073cm" svg:y2="8.428cm" draw:start-shape="id31" draw:start-glue-point="6" draw:end-shape="id32" draw:end-glue-point="5" svg:d="m8500 10251c-2285 0-3427-607-3427-1823">
          <text:p/>
        </draw:connector>
        <draw:custom-shape draw:style-name="gr26" draw:text-style-name="P1" draw:layer="layout" svg:width="7.5cm" svg:height="6.5cm" svg:x="3cm" svg:y="14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7" draw:text-style-name="P1" draw:layer="layout" svg:width="0.5cm" svg:height="0.5cm" svg:x="7.1cm" svg:y="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cm" svg:y="1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7.1cm" svg:y="1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5.1cm" svg:y="1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6.5cm" svg:y="2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5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7.5cm" svg:y1="15.6cm" svg:x2="8.4cm" svg:y2="14.9cm">
          <text:p/>
        </draw:line>
        <draw:line draw:style-name="gr29" draw:text-style-name="P1" draw:layer="layout" svg:x1="7.5cm" svg:y1="18.4cm" svg:x2="9.1cm" svg:y2="19.9cm">
          <text:p/>
        </draw:line>
        <draw:line draw:style-name="gr29" draw:text-style-name="P1" draw:layer="layout" svg:x1="5.2cm" svg:y1="16.1cm" svg:x2="4.1cm" svg:y2="14.1cm">
          <text:p/>
        </draw:line>
        <draw:line draw:style-name="gr30" draw:text-style-name="P1" draw:layer="layout" svg:x1="6.75cm" svg:y1="20.5cm" svg:x2="6.75cm" svg:y2="19cm">
          <text:p/>
        </draw:line>
        <draw:custom-shape draw:style-name="gr22" draw:text-style-name="P1" draw:layer="layout" svg:width="0.5cm" svg:height="0.5cm" svg:x="2.6cm" svg:y="18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.5cm" svg:y="1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.5cm" svg:y="1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5.65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5.9cm" svg:y1="15cm" svg:x2="5.9cm" svg:y2="18.5cm">
          <text:p/>
        </draw:line>
        <draw:custom-shape draw:style-name="gr22" draw:text-style-name="P1" draw:layer="layout" svg:width="0.5cm" svg:height="0.5cm" svg:x="10cm" svg:y="2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6cm" svg:y="21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9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2.5cm" svg:y="18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12.5cm" svg:y="19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12.5cm" svg:y="17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20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4.6cm" svg:height="0.763cm" svg:x="12.9cm" svg:y="17.5cm">
          <draw:text-box>
            <text:p><text:span text:style-name="T5"> </text:span><text:span text:style-name="T5">: Nœud courant</text:span></text:p>
          </draw:text-box>
        </draw:frame>
        <draw:frame draw:style-name="gr31" draw:text-style-name="P7" draw:layer="layout" svg:width="6.1cm" svg:height="0.763cm" svg:x="12.9cm" svg:y="20.6cm">
          <draw:text-box>
            <text:p><text:span text:style-name="T5"> </text:span><text:span text:style-name="T5">: Nœud Hors Prefetch</text:span></text:p>
          </draw:text-box>
        </draw:frame>
        <draw:frame draw:style-name="gr31" draw:text-style-name="P7" draw:layer="layout" svg:width="5.6cm" svg:height="0.763cm" svg:x="12.9cm" svg:y="19.6cm">
          <draw:text-box>
            <text:p><text:span text:style-name="T5"> </text:span><text:span text:style-name="T5">: Nœud non Rapatrié</text:span></text:p>
          </draw:text-box>
        </draw:frame>
        <draw:frame draw:style-name="gr31" draw:text-style-name="P7" draw:layer="layout" svg:width="4.6cm" svg:height="0.763cm" svg:x="12.9cm" svg:y="18.6cm">
          <draw:text-box>
            <text:p><text:span text:style-name="T5"> </text:span><text:span text:style-name="T5">: Nœud Rapatrié</text:span></text:p>
          </draw:text-box>
        </draw:frame>
      </draw:page>
      <draw:page draw:name="page3" draw:style-name="dp1" draw:master-page-name="Default">
        <draw:custom-shape draw:style-name="gr32" draw:text-style-name="P8" draw:layer="layout" svg:width="16.667cm" svg:height="0.667cm" svg:x="1cm" svg:y="7.003cm">
          <text:p text:style-name="P1"><text:span text:style-name="T6">Ne Jouant pas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4cm" svg:height="1.868cm" svg:x="5.667cm" svg:y="5.135cm">
          <text:p text:style-name="P1"><text:span text:style-name="T7">Si niveau &gt; 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4cm" svg:height="6.003cm" svg:x="1cm" svg:y="1cm">
          <text:p text:style-name="P1"><text:span text:style-name="T7">Jouant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draw:layer="layout" svg:width="4cm" svg:height="4.135cm" svg:x="5.667cm" svg:y="1cm">
          <text:p text:style-name="P1"><text:span text:style-name="T7">Tout le tem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4cm" svg:height="2.001cm" svg:x="10.333cm" svg:y="2.601cm">
          <text:p text:style-name="P1"><text:span text:style-name="T7">Quelques liens</text:span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draw:layer="layout" svg:width="4cm" svg:height="1.601cm" svg:x="10.333cm" svg:y="1cm">
          <text:p text:style-name="P1"><text:span text:style-name="T7"/></text:p>
          <text:p text:style-name="P1"><text:span text:style-name="T7">Noyau central</text:span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2.401cm" svg:x="10.333cm" svg:y="4.602cm">
          <text:p text:style-name="P1"><text:span text:style-name="T7"/></text:p>
          <text:p text:style-name="P1"><text:span text:style-name="T7">Jamais dans la </text:span></text:p>
          <text:p text:style-name="P1"><text:span text:style-name="T7">guilde</text:span></text:p>
          <text:p text:style-name="P1"><text:span text:style-name="T7"/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4cm" svg:height="0.467cm" svg:x="10.333cm" svg:y="1cm">
          <text:p text:style-name="P1"><text:span text:style-name="T8">Liens f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18cm" svg:height="0.667cm" svg:x="1cm" svg:y="7.003cm">
          <text:p text:style-name="P1"><text:span text:style-name="T6">Ne Jouant pas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layout" svg:width="4cm" svg:height="3.602cm" svg:x="15cm" svg:y="1cm">
          <text:p text:style-name="P1"><text:span text:style-name="T7">Souvent dans les</text:span></text:p>
          <text:p text:style-name="P1"><text:span text:style-name="T7">Activités de </text:span></text:p>
          <text:p text:style-name="P1"><text:span text:style-name="T7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9" draw:layer="layout" svg:width="4cm" svg:height="2.401cm" svg:x="15cm" svg:y="4.602cm">
          <text:p text:style-name="P1"><text:span text:style-name="T7">Rarement ou pas</text:span></text:p>
          <text:p text:style-name="P1"><text:span text:style-name="T7"><text:s/></text:span><text:span text:style-name="T7">dans les</text:span></text:p>
          <text:p text:style-name="P1"><text:span text:style-name="T7">Activités de </text:span></text:p>
          <text:p text:style-name="P1"><text:span text:style-name="T7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6.201cm" svg:height="6.201cm" svg:x="7.633cm" svg:y="1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1cm" svg:height="8.267cm" svg:x="9.08cm" svg:y="10.726cm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3.101cm" svg:height="6.198cm" draw:transform="skewX (-0.000174532925199459) rotate (0.7853981633973) translate (2.5cm 17.003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3.101cm" svg:height="6.2cm" draw:transform="rotate (-0.785398163398487) translate (16.807cm 14.68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3.1cm" svg:height="3.926cm" draw:transform="rotate (1.5707963267946) translate (3.294cm 23.952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3.1cm" svg:height="3.926cm" draw:transform="rotate (-1.57079632679579) translate (18.173cm 20.646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3.1cm" svg:height="2.48cm" draw:transform="rotate (3.1415926535892) translate (12.387cm 28.5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" draw:layer="layout" svg:width="3.101cm" svg:height="3.101cm" draw:transform="rotate (2.3561944901919) translate (6.91cm 28.10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" draw:layer="layout" svg:width="3.101cm" svg:height="3.101cm" draw:transform="skewX (0.000349065850398769) rotate (-2.35619449019309) translate (16.728cm 25.93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47" draw:text-style-name="P1" draw:layer="layout" svg:width="4cm" svg:height="4cm" svg:x="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8.75cm" svg:y="10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5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35" draw:layer="layout" svg:width="0.5cm" svg:height="0.5cm" svg:x="8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34" draw:layer="layout" svg:width="0.5cm" svg:height="0.5cm" svg:x="7.5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38" draw:layer="layout" svg:width="0.5cm" svg:height="0.5cm" svg:x="12.5cm" svg:y="1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37" draw:layer="layout" svg:width="0.5cm" svg:height="0.5cm" svg:x="11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cm" svg:y="9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4cm" svg:height="4cm" svg:x="9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11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5cm" svg:y="3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cm" svg:y="4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1.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3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cm" svg:y="4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11.5cm" svg:y1="4cm" svg:x2="10cm" svg:y2="3.5cm">
          <text:p/>
        </draw:line>
        <draw:frame draw:style-name="gr52" draw:text-style-name="P11" draw:id="id33" draw:layer="layout" svg:width="4cm" svg:height="1.115cm" svg:x="5cm" svg:y="13cm">
          <draw:text-box>
            <text:p><text:span text:style-name="T9">Nouveaux voisins</text:span></text:p>
            <text:p><text:span text:style-name="T1"/></text:p>
          </draw:text-box>
        </draw:frame>
        <draw:connector draw:style-name="gr53" draw:text-style-name="P1" draw:layer="layout" draw:type="curve" svg:x1="7cm" svg:y1="13cm" svg:x2="7.75cm" svg:y2="11.5cm" draw:start-shape="id33" draw:start-glue-point="0" draw:end-shape="id34" draw:end-glue-point="4" svg:d="m7000 13000c0-1107 750-357 750-1500">
          <text:p/>
        </draw:connector>
        <draw:connector draw:style-name="gr53" draw:text-style-name="P1" draw:layer="layout" draw:type="curve" svg:x1="7cm" svg:y1="13cm" svg:x2="8cm" svg:y2="10.251cm" draw:start-shape="id33" draw:start-glue-point="0" draw:end-shape="id35" draw:end-glue-point="6" svg:d="m7000 13000c0-1833 333-2749 1000-2749">
          <text:p/>
        </draw:connector>
        <draw:frame draw:style-name="gr52" draw:text-style-name="P11" draw:id="id36" draw:layer="layout" svg:width="4cm" svg:height="1.115cm" svg:x="11.2cm" svg:y="13.385cm">
          <draw:text-box>
            <text:p><text:span text:style-name="T10">Nœuds en cache</text:span></text:p>
            <text:p><text:span text:style-name="T1"/></text:p>
          </draw:text-box>
        </draw:frame>
        <draw:connector draw:style-name="gr54" draw:text-style-name="P1" draw:layer="layout" draw:type="curve" svg:x1="13.2cm" svg:y1="13.385cm" svg:x2="12cm" svg:y2="12.751cm" draw:start-shape="id36" draw:start-glue-point="0" draw:end-shape="id37" draw:end-glue-point="10" svg:d="m13200 13385c0-423-400-634-1200-634">
          <text:p/>
        </draw:connector>
        <draw:connector draw:style-name="gr54" draw:text-style-name="P1" draw:layer="layout" draw:type="curve" svg:x1="13.2cm" svg:y1="13.385cm" svg:x2="12.75cm" svg:y2="11cm" draw:start-shape="id36" draw:start-glue-point="0" draw:end-shape="id38" draw:end-glue-point="4" svg:d="m13200 13385c0-1770-450-578-450-2385">
          <text:p/>
        </draw:connector>
        <draw:custom-shape draw:style-name="gr47" draw:text-style-name="P1" draw:layer="layout" svg:width="4cm" svg:height="4cm" svg:x="9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10.75cm" svg:y="18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5cm" svg:y="2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9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17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cm" svg:y="2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5cm" svg:y="2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.5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7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1" draw:id="id44" draw:layer="layout" svg:width="5.5cm" svg:height="1.979cm" svg:x="10cm" svg:y="21.6cm">
          <draw:text-box>
            <text:p text:style-name="P1"><text:span text:style-name="T11">Nœud du cache redeviennent des voisins</text:span></text:p>
            <text:p><text:span text:style-name="T12"/></text:p>
            <text:p><text:span text:style-name="T1"/></text:p>
          </draw:text-box>
        </draw:frame>
        <draw:frame draw:style-name="gr52" draw:text-style-name="P11" draw:id="id41" draw:layer="layout" svg:width="4cm" svg:height="1.115cm" svg:x="5cm" svg:y="21.6cm">
          <draw:text-box>
            <text:p><text:span text:style-name="T10">Nœuds en cache</text:span></text:p>
            <text:p><text:span text:style-name="T1"/></text:p>
          </draw:text-box>
        </draw:frame>
        <draw:custom-shape draw:style-name="gr50" draw:text-style-name="P1" draw:id="id42" draw:layer="layout" svg:width="0.5cm" svg:height="0.5cm" svg:x="7.5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43" draw:layer="layout" svg:width="0.5cm" svg:height="0.5cm" svg:x="8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id="id45" draw:layer="layout" svg:width="0.5cm" svg:height="0.5cm" svg:x="11.5cm" svg:y="2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1" draw:id="id39" draw:layer="layout" svg:width="4cm" svg:height="1.115cm" svg:x="14cm" svg:y="17.1cm">
          <draw:text-box>
            <text:p><text:span text:style-name="T9">Nouveau voisin</text:span></text:p>
            <text:p><text:span text:style-name="T1"/></text:p>
          </draw:text-box>
        </draw:frame>
        <draw:custom-shape draw:style-name="gr55" draw:text-style-name="P1" draw:id="id46" draw:layer="layout" svg:width="0.5cm" svg:height="0.5cm" svg:x="12.5cm" svg:y="1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40" draw:layer="layout" svg:width="0.5cm" svg:height="0.5cm" svg:x="12cm" svg:y="1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" draw:layer="layout" draw:type="curve" svg:x1="14cm" svg:y1="17.657cm" svg:x2="12.5cm" svg:y2="17.751cm" draw:start-shape="id39" draw:start-glue-point="3" draw:end-shape="id40" draw:end-glue-point="10" svg:d="m14000 17657c-1105 0-356 94-1500 94">
          <text:p/>
        </draw:connector>
        <draw:connector draw:style-name="gr54" draw:text-style-name="P1" draw:layer="layout" draw:type="curve" svg:x1="7cm" svg:y1="21.6cm" svg:x2="7.573cm" svg:y2="19.528cm" draw:start-shape="id41" draw:start-glue-point="0" draw:end-shape="id42" draw:end-glue-point="5" svg:d="m7000 21600c0-1482 573-446 573-2072">
          <text:p/>
        </draw:connector>
        <draw:connector draw:style-name="gr54" draw:text-style-name="P1" draw:layer="layout" draw:type="curve" svg:x1="7cm" svg:y1="21.6cm" svg:x2="8cm" svg:y2="18.351cm" draw:start-shape="id41" draw:start-glue-point="0" draw:end-shape="id43" draw:end-glue-point="6" svg:d="m7000 21600c0-2166 333-3249 1000-3249">
          <text:p/>
        </draw:connector>
        <draw:connector draw:style-name="gr56" draw:text-style-name="P1" draw:layer="layout" draw:type="curve" svg:x1="12.75cm" svg:y1="21.6cm" svg:x2="12cm" svg:y2="20.851cm" draw:start-shape="id44" draw:start-glue-point="0" draw:end-shape="id45" draw:end-glue-point="10" svg:d="m12750 21600c0-500-250-749-750-749">
          <text:p/>
        </draw:connector>
        <draw:connector draw:style-name="gr56" draw:text-style-name="P1" draw:layer="layout" draw:type="curve" svg:x1="12.75cm" svg:y1="21.6cm" svg:x2="12.75cm" svg:y2="19.1cm" draw:start-shape="id44" draw:start-glue-point="0" draw:end-shape="id46" draw:end-glue-point="4" svg:d="m12750 21600v-2500">
          <text:p/>
        </draw:connector>
        <draw:line draw:style-name="gr57" draw:text-style-name="P1" draw:layer="layout" svg:x1="9.2cm" svg:y1="11cm" svg:x2="10.2cm" svg:y2="11cm">
          <text:p/>
        </draw:line>
        <draw:frame draw:style-name="gr16" draw:text-style-name="P12" draw:layer="layout" svg:width="13.5cm" svg:height="1.25cm" svg:x="3.6cm" svg:y="6.2cm">
          <draw:text-box>
            <text:p><text:span text:style-name="T13">1° phase :</text:span><text:span text:style-name="T14"> le nœud rouge a ses voisins (en violet) et se prépare à se déplacer</text:span></text:p>
          </draw:text-box>
        </draw:frame>
        <draw:frame draw:style-name="gr16" draw:text-style-name="P12" draw:layer="layout" svg:width="13.5cm" svg:height="1.25cm" svg:x="4cm" svg:y="14cm">
          <draw:text-box>
            <text:p><text:span text:style-name="T13">2° phase :</text:span><text:span text:style-name="T14"> le nœud rouge a des nouveaux voisins, des nœuds en cache (en vert) <text:s/>et se prépare à se re-déplacer</text:span></text:p>
          </draw:text-box>
        </draw:frame>
        <draw:frame draw:style-name="gr16" draw:text-style-name="P12" draw:layer="layout" svg:width="13.5cm" svg:height="1.25cm" svg:x="4cm" svg:y="22.85cm">
          <draw:text-box>
            <text:p><text:span text:style-name="T13">3° phase :</text:span><text:span text:style-name="T14"> le nœud rouge a des voisins, des nœuds en cache et d'anciens nœuds du cache redeviennent ses voisins (en bleu)</text:span></text:p>
          </draw:text-box>
        </draw:frame>
      </draw:page>
      <draw:page draw:name="page5" draw:style-name="dp1" draw:master-page-name="Default">
        <draw:path draw:style-name="gr58" draw:text-style-name="P1" draw:layer="layout" svg:width="6.449cm" svg:height="1.449cm" draw:transform="skewX (-0.000174532925199361) rotate (-2.12999981913466) translate (11.4791782983104cm 18.3879626428448cm)" svg:viewBox="0 0 6450 1450" svg:d="m0-37793c259 23 513-49 760-116 241-63 503-60 736-155 225-91 429-233 655-327 222-92 445-268 686-233 243 34 377 309 554 485 193 192 614 680 900 611 267-64 437-247 673-402 229-153 534-127 707-333 157-188 273-420 485-554l233-117 61-37">
          <text:p/>
        </draw:path>
        <draw:path draw:style-name="gr58" draw:text-style-name="P1" draw:layer="layout" svg:width="3.541cm" svg:height="1.765cm" draw:transform="skewX (0.000698131700797603) rotate (0.843168561638301) translate (7.46603071774547cm 22.6895819721814cm)" svg:viewBox="0 0 3542 1766" svg:d="m0 42094c288 172 433-276 750-7 195 166 415 287 643 404 237 122 494 168 681 340 178 163 380 340 652 236 272-101 292-355 495-504 301-218-80-550 82-829l112-226 127-176">
          <text:p/>
        </draw:path>
        <draw:custom-shape draw:style-name="gr1" draw:text-style-name="P1" draw:id="id60" draw:layer="layout" svg:width="5cm" svg:height="4.9cm" svg:x="6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8" draw:layer="layout" svg:width="0.5cm" svg:height="0.5cm" svg:x="7.9cm" svg:y="4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0" draw:layer="layout" svg:width="0.5cm" svg:height="0.5cm" svg:x="6.9cm" svg:y="4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7.3cm" svg:y="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4" draw:layer="layout" svg:width="0.5cm" svg:height="0.5cm" svg:x="10.4cm" svg:y="5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7" draw:layer="layout" svg:width="0.5cm" svg:height="0.5cm" svg:x="9.2cm" svg:y="7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2" draw:layer="layout" svg:width="0.5cm" svg:height="0.5cm" svg:x="9.2cm" svg:y="4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5cm" svg:y="6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4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4cm" svg:y="5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9.45cm" svg:y1="7.2cm" svg:x2="9.627cm" svg:y2="7.274cm" draw:start-shape="id47" draw:start-glue-point="8" draw:end-shape="id47" draw:end-glue-point="9" svg:d="m9450 7200 177 74">
          <text:p/>
        </draw:connector>
        <draw:custom-shape draw:style-name="gr6" draw:text-style-name="P1" draw:layer="layout" svg:width="1.5cm" svg:height="3cm" svg:x="13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3cm" svg:height="1.039cm" svg:x="14cm" svg:y="6.8cm">
          <draw:text-box>
            <text:p text:style-name="P1"><text:span text:style-name="T6">Sens du déplacement</text:span></text:p>
          </draw:text-box>
        </draw:frame>
        <draw:custom-shape draw:style-name="gr8" draw:text-style-name="P1" draw:id="id49" draw:layer="layout" svg:width="0.5cm" svg:height="0.5cm" svg:x="8.9cm" svg:y="1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5" draw:layer="layout" svg:width="0.5cm" svg:height="0.5cm" svg:x="10.4cm" svg:y="3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3" draw:layer="layout" svg:width="0.5cm" svg:height="0.5cm" svg:x="10.4cm" svg:y="1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1" draw:layer="layout" svg:width="0.5cm" svg:height="0.5cm" svg:x="6cm" svg:y="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8.4cm" svg:y1="4.551cm" svg:x2="8.973cm" svg:y2="2.228cm" draw:start-shape="id48" draw:start-glue-point="10" draw:end-shape="id49" draw:end-glue-point="5" svg:d="m8400 4551c382 0 573-774 573-2323">
          <text:p/>
        </draw:connector>
        <draw:connector draw:style-name="gr9" draw:text-style-name="P1" draw:layer="layout" draw:type="curve" svg:x1="7.15cm" svg:y1="4.8cm" svg:x2="6.25cm" svg:y2="2.5cm" draw:start-shape="id50" draw:start-glue-point="8" draw:end-shape="id51" draw:end-glue-point="4" svg:d="m7150 4800c0-1726-900-577-900-2300">
          <text:p/>
        </draw:connector>
        <draw:connector draw:style-name="gr10" draw:text-style-name="P1" draw:layer="layout" draw:type="curve" svg:x1="9.627cm" svg:y1="4.474cm" svg:x2="10.473cm" svg:y2="1.728cm" draw:start-shape="id52" draw:start-glue-point="9" draw:end-shape="id53" draw:end-glue-point="5" svg:d="m9627 4474c0-2061 846-688 846-2746">
          <text:p/>
        </draw:connector>
        <draw:connector draw:style-name="gr10" draw:text-style-name="P1" draw:layer="layout" draw:type="curve" svg:x1="10.65cm" svg:y1="5.3cm" svg:x2="10.65cm" svg:y2="3.8cm" draw:start-shape="id54" draw:start-glue-point="8" draw:end-shape="id55" draw:end-glue-point="4" svg:d="m10650 5300v-1500">
          <text:p/>
        </draw:connector>
        <draw:custom-shape draw:style-name="gr3" draw:text-style-name="P1" draw:layer="layout" svg:width="0.5cm" svg:height="0.5cm" svg:x="8.2cm" svg:y="7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9.627cm" svg:y1="7.628cm" svg:x2="9.627cm" svg:y2="7.628cm" draw:start-shape="id47" draw:start-glue-point="11" draw:end-shape="id47" draw:end-glue-point="11" svg:d="">
          <text:p/>
        </draw:connector>
        <draw:custom-shape draw:style-name="gr3" draw:text-style-name="P1" draw:layer="layout" svg:width="0.5cm" svg:height="0.5cm" svg:x="10.2cm" svg:y="6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7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id="id56" draw:layer="layout" svg:width="2.5cm" svg:height="1.039cm" svg:x="11.5cm" svg:y="4.3cm">
          <draw:text-box>
            <text:p><text:span text:style-name="T2">Nœuds qui rapatrient</text:span></text:p>
          </draw:text-box>
        </draw:frame>
        <draw:connector draw:style-name="gr14" draw:text-style-name="P1" draw:layer="layout" draw:type="curve" svg:x1="11.5cm" svg:y1="4.819cm" svg:x2="10.827cm" svg:y2="5.374cm" draw:start-shape="id56" draw:start-glue-point="3" draw:end-shape="id54" draw:end-glue-point="9" svg:d="m11500 4819c-449 0-673 185-673 555">
          <text:p/>
        </draw:connector>
        <draw:connector draw:style-name="gr14" draw:text-style-name="P1" draw:layer="layout" draw:type="curve" svg:x1="11.5cm" svg:y1="4.819cm" svg:x2="9.7cm" svg:y2="4.651cm" draw:start-shape="id56" draw:start-glue-point="3" draw:end-shape="id52" draw:end-glue-point="10" svg:d="m11500 4819c-1330 0-431-168-1800-168">
          <text:p/>
        </draw:connector>
        <draw:connector draw:style-name="gr15" draw:text-style-name="P1" draw:layer="layout" draw:type="curve" draw:line-skew="0.506cm" svg:x1="11.5cm" svg:y1="4.819cm" svg:x2="8.327cm" svg:y2="4.374cm" draw:start-shape="id56" draw:start-glue-point="3" draw:end-shape="id48" draw:end-glue-point="9" svg:d="m11500 4819c-1546 0 40-445-3173-445">
          <text:p/>
        </draw:connector>
        <draw:connector draw:style-name="gr15" draw:text-style-name="P1" draw:layer="layout" draw:type="curve" svg:x1="11.5cm" svg:y1="4.819cm" svg:x2="7.4cm" svg:y2="5.051cm" draw:start-shape="id56" draw:start-glue-point="3" draw:end-shape="id50" draw:end-glue-point="10" svg:d="m11500 4819c-3055 0-1006 232-4100 232">
          <text:p/>
        </draw:connector>
        <draw:frame draw:style-name="gr16" draw:text-style-name="P4" draw:id="id57" draw:layer="layout" svg:width="3cm" svg:height="1.433cm" svg:x="11.5cm" svg:y="1.8cm">
          <draw:text-box>
            <text:p><text:span text:style-name="T3">Nouveaux nœuds peut être rapatriés</text:span></text:p>
          </draw:text-box>
        </draw:frame>
        <draw:connector draw:style-name="gr17" draw:text-style-name="P1" draw:layer="layout" draw:type="curve" svg:x1="11.5cm" svg:y1="2.516cm" svg:x2="10.827cm" svg:y2="1.728cm" draw:start-shape="id57" draw:start-glue-point="3" draw:end-shape="id53" draw:end-glue-point="11" svg:d="m11500 2516c-449 0-673-262-673-788">
          <text:p/>
        </draw:connector>
        <draw:connector draw:style-name="gr17" draw:text-style-name="P1" draw:id="id58" draw:layer="layout" draw:type="curve" svg:x1="11.501cm" svg:y1="2.516cm" svg:x2="10.65cm" svg:y2="3.3cm" draw:end-shape="id55" draw:end-glue-point="8" svg:d="m11501 2516c0 193-851-198-851 784">
          <text:p/>
        </draw:connector>
        <draw:connector draw:style-name="gr17" draw:text-style-name="P1" draw:layer="layout" draw:type="curve" svg:x1="11.501cm" svg:y1="2.516cm" svg:x2="11.501cm" svg:y2="2.516cm" draw:start-shape="id58" draw:start-glue-point="2" draw:end-shape="id58" draw:end-glue-point="2" svg:d="">
          <text:p/>
        </draw:connector>
        <draw:connector draw:style-name="gr17" draw:text-style-name="P1" draw:layer="layout" draw:type="curve" svg:x1="11.501cm" svg:y1="2.516cm" svg:x2="9.327cm" svg:y2="2.228cm" draw:end-shape="id49" draw:end-glue-point="11" svg:d="m11501 2516c-1180 0-94-288-2174-288">
          <text:p/>
        </draw:connector>
        <draw:connector draw:style-name="gr17" draw:text-style-name="P1" draw:layer="layout" draw:type="curve" svg:x1="11.501cm" svg:y1="2.516cm" svg:x2="6.427cm" svg:y2="2.428cm" draw:end-shape="id51" draw:end-glue-point="11" svg:d="m11501 2516c-3355 0-819-88-5074-88">
          <text:p/>
        </draw:connector>
        <draw:frame draw:style-name="gr18" draw:text-style-name="P5" draw:id="id59" draw:layer="layout" svg:width="1.9cm" svg:height="0.645cm" svg:x="4.1cm" svg:y="4.3cm">
          <draw:text-box>
            <text:p><text:span text:style-name="T4">Groupe</text:span></text:p>
          </draw:text-box>
        </draw:frame>
        <draw:connector draw:style-name="gr19" draw:text-style-name="P1" draw:layer="layout" draw:type="curve" svg:x1="5.05cm" svg:y1="4.945cm" svg:x2="6.2cm" svg:y2="6.55cm" draw:start-shape="id59" draw:start-glue-point="2" draw:end-shape="id60" svg:d="m5050 4945c0 1070 383 1605 1150 1605">
          <text:p/>
        </draw:connector>
        <draw:custom-shape draw:style-name="gr59" draw:text-style-name="P1" draw:layer="layout" svg:width="12.96cm" svg:height="11.52cm" svg:x="1.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" draw:layer="layout" svg:width="0.288cm" svg:height="0.288cm" svg:x="7.836cm" svg:y="24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8.412cm" svg:y="24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7.98cm" svg:y="24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8.412cm" svg:y="24.2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8.124cm" svg:y="25.0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8.988cm" svg:y="24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8.7cm" svg:y="25.1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7.404cm" svg:y="25.1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7.548cm" svg:y="24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7.98cm" svg:y="23.9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7.836cm" svg:y="25.2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8.268cm" svg:y="25.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8.844cm" svg:y="24.2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7.26cm" svg:y="24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0.86cm" svg:y="16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0.86cm" svg:y="17.0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1.148cm" svg:y="16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1.292cm" svg:y="17.0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1.724cm" svg:y="16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id="id69" draw:layer="layout" svg:width="0.288cm" svg:height="0.288cm" svg:x="11.436cm" svg:y="16.5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id="id68" draw:layer="layout" svg:width="0.288cm" svg:height="0.288cm" svg:x="11.868cm" svg:y="17.2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1.436cm" svg:y="17.5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1.004cm" svg:y="17.3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0.428cm" svg:y="17.2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0.428cm" svg:y="16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0.572cm" svg:y="16.3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1.148cm" svg:y="16.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1.148cm" svg:y="16.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1.004cm" svg:y="17.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10.572cm" svg:y="17.5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9.996cm" svg:y="18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9.708cm" svg:y="19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9.708cm" svg:y="19.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9.42cm" svg:y="20.3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8.556cm" svg:y="20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7.836cm" svg:y="21.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7.836cm" svg:y="23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3.228cm" svg:y="23.7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3.228cm" svg:y="23.2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2.796cm" svg:y="23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2.796cm" svg:y="23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3.372cm" svg:y="24.2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2.796cm" svg:y="24.2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3.66cm" svg:y="23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3.66cm" svg:y="23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3.66cm" svg:y="2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2.508cm" svg:y="2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2.364cm" svg:y="23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3.084cm" svg:y="22.8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3.084cm" svg:y="20.9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4.38cm" svg:y="18.0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0.288cm" svg:height="0.288cm" svg:x="5.676cm" svg:y="17.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1" draw:text-style-name="P1" draw:id="id63" draw:layer="layout" svg:width="2.016cm" svg:height="0.72cm" svg:x="8.268cm" svg:y="21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1" draw:text-style-name="P1" draw:id="id62" draw:layer="layout" svg:width="1.296cm" svg:height="1.44cm" svg:x="11.004cm" svg:y="23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2" draw:text-style-name="P13" draw:id="id61" draw:layer="layout" svg:width="3.6cm" svg:height="0.929cm" svg:x="15.18cm" svg:y="20.54cm">
          <draw:text-box>
            <text:p><text:span text:style-name="T15">Obstacles</text:span></text:p>
          </draw:text-box>
        </draw:frame>
        <draw:connector draw:style-name="gr63" draw:text-style-name="P1" draw:layer="layout" draw:type="curve" svg:x1="15.18cm" svg:y1="21.004cm" svg:x2="11.652cm" svg:y2="23.42cm" draw:start-shape="id61" draw:start-glue-point="3" draw:end-shape="id62" draw:end-glue-point="4" svg:d="m15180 21004c-2352 0-3528 805-3528 2416">
          <text:p/>
        </draw:connector>
        <draw:connector draw:style-name="gr64" draw:text-style-name="P1" draw:layer="layout" draw:type="curve" svg:x1="15.18cm" svg:y1="21.004cm" svg:x2="10.284cm" svg:y2="21.476cm" draw:start-shape="id61" draw:start-glue-point="3" draw:end-shape="id63" draw:end-glue-point="10" svg:d="m15180 21004c-3657 0-1209 472-4896 472">
          <text:p/>
        </draw:connector>
        <draw:custom-shape draw:style-name="gr60" draw:text-style-name="P1" draw:layer="layout" svg:width="0.288cm" svg:height="0.288cm" svg:x="10.14cm" svg:y="21.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id="id66" draw:layer="layout" svg:width="0.288cm" svg:height="0.288cm" svg:x="9.996cm" svg:y="20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58" draw:text-style-name="P1" draw:id="id65" draw:layer="layout" svg:width="3.032cm" svg:height="3.437cm" draw:transform="skewX (0.000349065850398782) rotate (-0.11519173063279) translate (9.96014243985502cm 21.5935600048734cm)" svg:viewBox="0 0 3033 3438" svg:d="m0 44049c243 7 487-28 724-85 265-62 545-129 818-94 238 29 470-37 704-58 236-20 522 6 690-175 189-205 40-462 59-717 17-245-16-493-178-713s-397-352-665-421c-278-72-503-236-737-435-241-204-392-443-618-639l-153-101">
          <text:p/>
        </draw:path>
        <draw:path draw:style-name="gr58" draw:text-style-name="P1" draw:layer="layout" svg:width="2.647cm" svg:height="0.714cm" draw:transform="skewX (0.000872664625997) rotate (0.907396678111681) translate (9.60355392369194cm 24.5778366538449cm)" svg:viewBox="0 0 2648 715" svg:d="m0 46100c287 90 472-179 730-212 262-33 544-7 788-138 237-127 521-75 773-157l229-87 128-103">
          <text:p/>
        </draw:path>
        <draw:frame draw:style-name="gr65" draw:text-style-name="P14" draw:id="id64" draw:layer="layout" svg:width="4.32cm" svg:height="2.064cm" svg:x="15.18cm" svg:y="22.7cm">
          <draw:text-box>
            <text:p><text:span text:style-name="T16">Trajectoires pour éviter les obstacles</text:span></text:p>
          </draw:text-box>
        </draw:frame>
        <draw:connector draw:style-name="gr66" draw:text-style-name="P1" draw:layer="layout" draw:type="curve" svg:x1="15.18cm" svg:y1="23.732cm" svg:x2="12.695cm" svg:y2="23.358cm" draw:start-shape="id64" draw:start-glue-point="3" draw:end-shape="id65" draw:end-glue-point="1" svg:d="m15180 23732c-1845 0-603-374-2485-374">
          <text:p/>
        </draw:connector>
        <draw:connector draw:style-name="gr66" draw:text-style-name="P1" draw:layer="layout" draw:type="curve" svg:x1="15.18cm" svg:y1="23.732cm" svg:x2="10.242cm" svg:y2="20.582cm" draw:start-shape="id64" draw:start-glue-point="3" draw:end-shape="id66" draw:end-glue-point="11" svg:d="m15180 23732c-3670 0-1202-3150-4938-3150">
          <text:p/>
        </draw:connector>
        <draw:frame draw:style-name="gr62" draw:text-style-name="P15" draw:id="id67" draw:layer="layout" svg:width="2.88cm" svg:height="0.929cm" svg:x="15.18cm" svg:y="16.94cm">
          <draw:text-box>
            <text:p><text:span text:style-name="T4">Avatars</text:span></text:p>
          </draw:text-box>
        </draw:frame>
        <draw:connector draw:style-name="gr19" draw:text-style-name="P1" draw:layer="layout" draw:type="curve" svg:x1="15.18cm" svg:y1="17.404cm" svg:x2="12.156cm" svg:y2="17.372cm" draw:start-shape="id67" draw:start-glue-point="3" draw:end-shape="id68" draw:end-glue-point="10" svg:d="m15180 17404c-2266 0-755-32-3024-32">
          <text:p/>
        </draw:connector>
        <draw:connector draw:style-name="gr19" draw:text-style-name="P1" draw:layer="layout" draw:type="curve" svg:x1="15.18cm" svg:y1="17.403cm" svg:x2="11.682cm" svg:y2="16.55cm" draw:end-shape="id69" draw:end-glue-point="11" svg:d="m15180 17403c-2215 0-467-853-3498-853">
          <text:p/>
        </draw:connector>
      </draw:page>
      <draw:page draw:name="page6" draw:style-name="dp1" draw:master-page-name="Default">
        <draw:custom-shape draw:style-name="gr67" draw:text-style-name="P1" draw:layer="layout" svg:width="0.659cm" svg:height="0.66cm" svg:x="6.301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cm" svg:x="7.841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8.28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5.099cm" svg:y="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cm" svg:x="6.96cm" svg:y="5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6.08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8.939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" draw:layer="layout" svg:width="0.661cm" svg:height="0.66cm" svg:x="10.479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1.36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4.001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8.939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7.399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0.04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cm" svg:x="13.559cm" svg:y="8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cm" svg:x="7.62cm" svg:y="7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6.639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4.66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cm" svg:x="15.541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4.2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2.9cm" svg:y="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1.8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0.479cm" svg:y="3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5.64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cm" svg:x="4.1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7.39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0.04cm" svg:y="8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9" draw:text-style-name="P1" draw:layer="layout" svg:width="6.455cm" svg:height="5.961cm" draw:transform="skewX (0.00034906585039869) rotate (0.658861792627735) translate (6.04280575970495cm 5.87057312471792cm)" svg:viewBox="0 0 6456 5962" svg:d="m4033 19614c351-90 662 54 1024 50 372-4 1386 179 1399-118 12-279-1231-933-1411-599-62 116-861 598-326 101 258-240 142-636 200-942 62-325 246-692 54-986-160-243-449-620-801-335-267 216-280 596-284 913s192 792-153 978c-336 183-1124-928-1487-944-377-17-358 923-720 1007-394 91-791 90-1188 71-721-33-118 491 198 474 304-15 580 229 888 225 315-3 553 225 771 421 230 210 470 395 662 655 312 423 602-66 917 142 258 169 482 409 588 703 122 338 115 682 252 1044 168 445 888-109 334-201-392-65-792 128-1211 54-340-60-620-165-932-259-298-89-747-116-785-538-35-386 217-709 501-924l216-186 192-205 384-266">
          <text:p/>
        </draw:path>
        <draw:custom-shape draw:style-name="gr70" draw:text-style-name="P1" draw:layer="layout" svg:width="15.4cm" svg:height="9.91cm" svg:x="3cm" svg:y="1.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0.661cm" svg:height="0.661cm" svg:x="7.4cm" svg:y="9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71" draw:text-style-name="P1" draw:layer="layout" svg:width="13cm" svg:height="2cm" svg:x="3.127cm" svg:y="1.68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127cm" svg:y="5.6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4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4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4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3.4cm" svg:y="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8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3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13cm" svg:height="2cm" svg:x="3.261cm" svg:y="9.18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261cm" svg:y="13.1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78" draw:layer="layout" svg:width="0.5cm" svg:height="0.5cm" svg:x="4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5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5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draw:type="curve" svg:x1="18.4cm" svg:y1="10.25cm" svg:x2="8.561cm" svg:y2="14.233cm" draw:start-shape="id70" draw:start-glue-point="10" draw:end-shape="id71" draw:end-glue-point="6" svg:d="m18400 10250c789 0 526 2191-4919 2191s-5709 1792-4920 1792">
          <text:p/>
        </draw:connector>
        <draw:custom-shape draw:style-name="gr49" draw:text-style-name="P1" draw:layer="layout" svg:width="0.5cm" svg:height="0.5cm" svg:x="17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71" draw:layer="layout" svg:width="0.5cm" svg:height="0.5cm" svg:x="8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4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2.761cm" svg:y="12.182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5" draw:text-style-name="P1" draw:layer="layout" svg:width="-0.5cm" svg:height="-0.5cm" svg:x="13.261cm" svg:y="12.682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1" draw:text-style-name="P1" draw:layer="layout" svg:width="13cm" svg:height="2cm" svg:x="3.5cm" svg:y="1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661cm" svg:y="21.0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id="id75" draw:layer="layout" svg:width="0.5cm" svg:height="0.5cm" svg:x="3.9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draw:type="curve" svg:x1="18.6cm" svg:y1="18.15cm" svg:x2="8.961cm" svg:y2="22.133cm" draw:start-shape="id72" draw:start-glue-point="10" draw:end-shape="id73" draw:end-glue-point="6" svg:d="m18600 18150c789 0 526 2191-4819 2191s-5609 1792-4820 1792">
          <text:p/>
        </draw:connector>
        <draw:custom-shape draw:style-name="gr49" draw:text-style-name="P1" draw:layer="layout" svg:width="0.5cm" svg:height="0.5cm" svg:x="17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73" draw:layer="layout" svg:width="0.5cm" svg:height="0.5cm" svg:x="8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8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layer="layout" svg:width="-0.5cm" svg:height="-0.5cm" svg:x="13.65cm" svg:y="20.5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76" draw:text-style-name="P1" draw:layer="layout" draw:type="curve" svg:x1="11.7cm" svg:y1="22.8cm" svg:x2="3.961cm" svg:y2="18.133cm" draw:start-shape="id74" draw:start-glue-point="8" draw:end-shape="id75" draw:end-glue-point="6" svg:d="m11700 22800c0 789-4132 657-6264-706s-2262-3961-1475-3961">
          <text:p/>
        </draw:connector>
        <draw:custom-shape draw:style-name="gr77" draw:text-style-name="P1" draw:layer="layout" svg:width="0.5cm" svg:height="0.5cm" svg:x="5.25cm" svg:y="21.8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5.79cm" svg:y="22.3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9" draw:text-style-name="P1" draw:id="id77" draw:layer="layout" svg:width="0.5cm" svg:height="0.5cm" svg:x="3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6.6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6.7cm" svg:y="13.9cm">
          <text:p/>
          <draw:enhanced-geometry draw:glue-point-type="segments" draw:type="mso-spt100" draw:modifiers="-90 -145.2196060960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6.7cm" svg:y="14.1cm">
          <text:p/>
          <draw:enhanced-geometry draw:glue-point-type="segments" draw:type="mso-spt100" draw:modifiers="134.068443401948 88.30218228036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6.6cm" svg:y="14cm">
          <text:p/>
          <draw:enhanced-geometry draw:glue-point-type="segments" draw:type="mso-spt100" draw:modifiers="-155.831977353011 135.4131835550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4cm" svg:y="14.4cm">
          <text:p/>
          <draw:enhanced-geometry draw:glue-point-type="segments" draw:type="mso-spt100" draw:modifiers="142.8185850835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5cm" svg:y="14.5cm">
          <text:p/>
          <draw:enhanced-geometry draw:glue-point-type="segments" draw:type="mso-spt100" draw:modifiers="-140.024075258566 150.92218043240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4cm" svg:y="14.6cm">
          <text:p/>
          <draw:enhanced-geometry draw:glue-point-type="segments" draw:type="mso-spt100" draw:modifiers="-89.7158910252341 -129.5049115365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9cm" svg:y="13.9cm">
          <text:p/>
          <draw:enhanced-geometry draw:glue-point-type="segments" draw:type="mso-spt100" draw:modifiers="-90 -145.2196060960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9cm" svg:y="14.1cm">
          <text:p/>
          <draw:enhanced-geometry draw:glue-point-type="segments" draw:type="mso-spt100" draw:modifiers="134.068443401948 88.30218228036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8cm" svg:y="14cm">
          <text:p/>
          <draw:enhanced-geometry draw:glue-point-type="segments" draw:type="mso-spt100" draw:modifiers="-155.831977353011 135.4131835550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6cm" svg:y="14.4cm">
          <text:p/>
          <draw:enhanced-geometry draw:glue-point-type="segments" draw:type="mso-spt100" draw:modifiers="142.8185850835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7cm" svg:y="14.5cm">
          <text:p/>
          <draw:enhanced-geometry draw:glue-point-type="segments" draw:type="mso-spt100" draw:modifiers="-140.024075258566 150.92218043240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6cm" svg:y="14.6cm">
          <text:p/>
          <draw:enhanced-geometry draw:glue-point-type="segments" draw:type="mso-spt100" draw:modifiers="-89.7158910252341 -129.5049115365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78" draw:text-style-name="P1" draw:layer="layout" svg:x1="8.8cm" svg:y1="8.9cm" svg:x2="11.3cm" svg:y2="8.9cm">
          <text:p/>
        </draw:line>
        <draw:line draw:style-name="gr79" draw:text-style-name="P1" draw:layer="layout" svg:x1="10.5cm" svg:y1="12.9cm" svg:x2="13cm" svg:y2="12.9cm">
          <text:p/>
        </draw:line>
        <draw:custom-shape draw:style-name="gr55" draw:text-style-name="P1" draw:layer="layout" svg:width="0.5cm" svg:height="0.5cm" svg:x="4.8cm" svg:y="17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6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id="id70" draw:layer="layout" svg:width="2cm" svg:height="1.3cm" svg:x="16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id="id72" draw:layer="layout" svg:width="2cm" svg:height="1.3cm" svg:x="16.6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0.5cm" svg:y1="12.9cm" svg:x2="13cm" svg:y2="12.9cm">
          <text:p/>
        </draw:line>
        <draw:custom-shape draw:style-name="gr81" draw:text-style-name="P1" draw:id="id74" draw:layer="layout" svg:width="2cm" svg:height="1.3cm" svg:x="10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3.12cm" svg:y="20.0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2" draw:text-style-name="P16" draw:layer="layout" svg:width="4cm" svg:height="0.683cm" svg:x="2.9cm" svg:y="3.6cm">
          <draw:text-box>
            <text:p><text:span text:style-name="T17">Liste des voisins</text:span></text:p>
          </draw:text-box>
        </draw:frame>
        <draw:frame draw:style-name="gr52" draw:text-style-name="P16" draw:layer="layout" svg:width="4cm" svg:height="0.683cm" svg:x="8cm" svg:y="7.717cm">
          <draw:text-box>
            <text:p><text:span text:style-name="T17">Cache</text:span></text:p>
          </draw:text-box>
        </draw:frame>
        <draw:frame draw:style-name="gr82" draw:text-style-name="P11" draw:id="id76" draw:layer="layout" svg:width="4cm" svg:height="0.72cm" svg:x="2.2cm" svg:y="8cm">
          <draw:text-box>
            <text:p><text:span text:style-name="T9">Nouveaux voisins</text:span></text:p>
            <text:p><text:span text:style-name="T1"/></text:p>
          </draw:text-box>
        </draw:frame>
        <draw:connector draw:style-name="gr83" draw:text-style-name="P1" draw:layer="layout" draw:type="curve" svg:x1="4.2cm" svg:y1="8.72cm" svg:x2="3.711cm" svg:y2="9.982cm" draw:start-shape="id76" draw:start-glue-point="2" draw:end-shape="id77" draw:end-glue-point="8" svg:d="m4200 8720c0 927-489 296-489 1262">
          <text:p/>
        </draw:connector>
        <draw:connector draw:style-name="gr83" draw:text-style-name="P1" draw:layer="layout" draw:type="curve" svg:x1="4.2cm" svg:y1="8.72cm" svg:x2="4.711cm" svg:y2="9.982cm" draw:start-shape="id76" draw:start-glue-point="2" draw:end-shape="id78" draw:end-glue-point="8" svg:d="m4200 8720c0 927 511 296 511 1262">
          <text:p/>
        </draw:connector>
        <draw:frame draw:style-name="gr82" draw:text-style-name="P11" draw:layer="layout" svg:width="4cm" svg:height="1cm" svg:x="16cm" svg:y="8.4cm">
          <draw:text-box>
            <text:p text:style-name="P1"><text:span text:style-name="T9">Nœuds qui vo</text:span><text:span text:style-name="T10">nt en <text:s/>cache</text:span></text:p>
            <text:p><text:span text:style-name="T1"/></text:p>
          </draw:text-box>
        </draw:frame>
        <draw:frame draw:style-name="gr82" draw:text-style-name="P11" draw:layer="layout" svg:width="4cm" svg:height="1cm" svg:x="16cm" svg:y="12.6cm">
          <draw:text-box>
            <text:p text:style-name="P1"><text:span text:style-name="T10">Nœuds supprimés du cache</text:span></text:p>
            <text:p><text:span text:style-name="T1"/></text:p>
          </draw:text-box>
        </draw:frame>
        <draw:frame draw:style-name="gr82" draw:text-style-name="P11" draw:layer="layout" svg:width="4cm" svg:height="1cm" svg:x="16cm" svg:y="16.4cm">
          <draw:text-box>
            <text:p text:style-name="P1"><text:span text:style-name="T9">Nœuds qui vo</text:span><text:span text:style-name="T10">nt en <text:s/>cache</text:span></text:p>
            <text:p><text:span text:style-name="T1"/></text:p>
          </draw:text-box>
        </draw:frame>
        <draw:frame draw:style-name="gr82" draw:text-style-name="P11" draw:layer="layout" svg:width="4cm" svg:height="1.22cm" svg:x="2.6cm" svg:y="15.78cm">
          <draw:text-box>
            <text:p><text:span text:style-name="T11">Nouveaux voisins venant du cache</text:span></text:p>
            <text:p><text:span text:style-name="T1"/></text:p>
          </draw:text-box>
        </draw:frame>
        <draw:frame draw:style-name="gr82" draw:text-style-name="P11" draw:layer="layout" svg:width="5cm" svg:height="1.22cm" svg:x="9.2cm" svg:y="23.4cm">
          <draw:text-box>
            <text:p><text:span text:style-name="T10">Nœuds du cache utiles</text:span><text:span text:style-name="T17"> </text:span><text:span text:style-name="T11">pour liste des voisins</text:span></text:p>
            <text:p><text:span text:style-name="T1"/></text:p>
          </draw:text-box>
        </draw:frame>
      </draw:page>
      <draw:page draw:name="page8" draw:style-name="dp1" draw:master-page-name="Default">
        <draw:polygon draw:style-name="gr84" draw:text-style-name="P1" draw:layer="layout" svg:width="4.899cm" svg:height="3.799cm" svg:x="10.6cm" svg:y="9.1cm" svg:viewBox="0 0 4900 3800" draw:points="400,400 0,2800 2500,3800 4900,3400 3900,1400 2400,0">
          <text:p/>
        </draw:polygon>
        <draw:polygon draw:style-name="gr85" draw:text-style-name="P1" draw:layer="layout" svg:width="3.999cm" svg:height="3.499cm" svg:x="9.6cm" svg:y="2cm" svg:viewBox="0 0 4000 3500" draw:points="500,500 0,2500 2900,3500 4000,1000 2500,0">
          <text:p/>
        </draw:polygon>
        <draw:custom-shape draw:style-name="gr49" draw:text-style-name="P1" draw:id="id81" draw:layer="layout" svg:width="0.5cm" svg:height="0.5cm" svg:x="10.4cm" svg:y="3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2" draw:layer="layout" svg:width="0.5cm" svg:height="0.5cm" svg:x="10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0" draw:layer="layout" svg:width="0.5cm" svg:height="0.5cm" svg:x="9.5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8" draw:layer="layout" svg:width="0.5cm" svg:height="0.5cm" svg:x="13.2cm" svg:y="4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cm" svg:y="1.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9.7cm" svg:y="5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6" draw:layer="layout" svg:width="0.5cm" svg:height="0.5cm" svg:x="13.3cm" svg:y="2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9" draw:layer="layout" svg:width="0.5cm" svg:height="0.5cm" svg:x="14.5cm" svg:y="5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7" draw:layer="layout" svg:width="0.5cm" svg:height="0.5cm" svg:x="15.2cm" svg:y="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3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5" draw:layer="layout" svg:width="0.5cm" svg:height="0.5cm" svg:x="12.1cm" svg:y="5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4" draw:layer="layout" svg:width="0.5cm" svg:height="0.5cm" svg:x="12.5cm" svg:y="3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3" draw:layer="layout" svg:width="0.5cm" svg:height="0.5cm" svg:x="11.9cm" svg:y="1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" draw:layer="layout" draw:type="line" svg:x1="11.5cm" svg:y1="4.001cm" svg:x2="10cm" svg:y2="4.501cm" draw:start-shape="id79" draw:start-glue-point="6" draw:end-shape="id80" draw:end-glue-point="10" svg:d="m11500 4001-1500 500">
          <text:p/>
        </draw:connector>
        <draw:connector draw:style-name="gr87" draw:text-style-name="P1" draw:layer="layout" draw:type="line" svg:x1="11.573cm" svg:y1="3.824cm" svg:x2="10.9cm" svg:y2="3.601cm" draw:start-shape="id79" draw:start-glue-point="7" draw:end-shape="id81" draw:end-glue-point="10" svg:d="m11573 3824-673-223">
          <text:p/>
        </draw:connector>
        <draw:connector draw:style-name="gr87" draw:text-style-name="P1" draw:layer="layout" draw:type="line" svg:x1="11.573cm" svg:y1="3.824cm" svg:x2="10.427cm" svg:y2="2.678cm" draw:start-shape="id79" draw:start-glue-point="7" draw:end-shape="id82" draw:end-glue-point="11" svg:d="m11573 3824-1146-1146">
          <text:p/>
        </draw:connector>
        <draw:connector draw:style-name="gr87" draw:text-style-name="P1" draw:layer="layout" draw:type="line" svg:x1="11.75cm" svg:y1="3.75cm" svg:x2="12.15cm" svg:y2="2.3cm" draw:start-shape="id79" draw:start-glue-point="8" draw:end-shape="id83" draw:end-glue-point="4" svg:d="m11750 3750 400-1450">
          <text:p/>
        </draw:connector>
        <draw:connector draw:style-name="gr87" draw:text-style-name="P1" draw:layer="layout" draw:type="line" svg:x1="12cm" svg:y1="4.001cm" svg:x2="12.5cm" svg:y2="3.851cm" draw:start-shape="id79" draw:start-glue-point="10" draw:end-shape="id84" draw:end-glue-point="6" svg:d="m12000 4001 500-150">
          <text:p/>
        </draw:connector>
        <draw:connector draw:style-name="gr87" draw:text-style-name="P1" draw:layer="layout" draw:type="line" svg:x1="11.75cm" svg:y1="4.25cm" svg:x2="12.173cm" svg:y2="5.274cm" draw:start-shape="id79" draw:start-glue-point="4" draw:end-shape="id85" draw:end-glue-point="7" svg:d="m11750 4250 423 1024">
          <text:p/>
        </draw:connector>
        <draw:connector draw:style-name="gr87" draw:text-style-name="P1" draw:layer="layout" draw:type="line" svg:x1="13.3cm" svg:y1="3.101cm" svg:x2="11.927cm" svg:y2="3.824cm" draw:start-shape="id86" draw:start-glue-point="6" draw:end-shape="id79" draw:end-glue-point="9" svg:d="m13300 3101-1373 723">
          <text:p/>
        </draw:connector>
        <draw:custom-shape draw:style-name="gr88" draw:text-style-name="P1" draw:id="id79" draw:layer="layout" svg:width="0.5cm" svg:height="0.5cm" svg:x="11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87" draw:layer="layout" svg:width="0.5cm" svg:height="0.5cm" svg:x="13.6cm" svg:y="4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1" draw:layer="layout" draw:type="line" svg:x1="11.927cm" svg:y1="4.178cm" svg:x2="13.6cm" svg:y2="5.051cm" draw:start-shape="id79" draw:start-glue-point="11" draw:end-shape="id87" draw:end-glue-point="6" svg:d="m11927 4178 1673 873">
          <text:p/>
        </draw:connector>
        <draw:custom-shape draw:style-name="gr49" draw:text-style-name="P1" draw:id="id90" draw:layer="layout" svg:width="0.5cm" svg:height="0.5cm" svg:x="11.2cm" svg:y="1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8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1" draw:layer="layout" svg:width="0.5cm" svg:height="0.5cm" svg:x="10.8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3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8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9" draw:layer="layout" svg:width="0.5cm" svg:height="0.5cm" svg:x="10.3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.8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7.3cm" svg:y="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8cm" svg:y="8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7.3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9.3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.5cm" svg:y="12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5" draw:layer="layout" svg:width="0.5cm" svg:height="0.5cm" svg:x="14.1cm" svg:y="1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101" draw:layer="layout" svg:width="0.5cm" svg:height="0.5cm" svg:x="15.2cm" svg:y="12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6.1cm" svg:y="1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8cm" svg:y="1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8cm" svg:y="10.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4" draw:layer="layout" svg:width="0.5cm" svg:height="0.5cm" svg:x="12.9cm" svg:y="12.4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3" draw:layer="layout" svg:width="0.5cm" svg:height="0.5cm" svg:x="13.3cm" svg:y="10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2" draw:layer="layout" svg:width="0.5cm" svg:height="0.5cm" svg:x="12.7cm" svg:y="9.0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" draw:layer="layout" draw:type="line" svg:x1="14.4cm" svg:y1="12.201cm" svg:x2="10.8cm" svg:y2="11.751cm" draw:start-shape="id88" draw:start-glue-point="6" draw:end-shape="id89" draw:end-glue-point="10" svg:d="m14400 12201-3600-450">
          <text:p/>
        </draw:connector>
        <draw:connector draw:style-name="gr87" draw:text-style-name="P1" draw:layer="layout" draw:type="line" svg:x1="14.4cm" svg:y1="12.201cm" svg:x2="11.7cm" svg:y2="10.851cm" draw:start-shape="id88" draw:start-glue-point="6" draw:end-shape="id90" draw:end-glue-point="10" svg:d="m14400 12201-2700-1350">
          <text:p/>
        </draw:connector>
        <draw:connector draw:style-name="gr87" draw:text-style-name="P1" draw:layer="layout" draw:type="line" svg:x1="14.4cm" svg:y1="12.201cm" svg:x2="11.227cm" svg:y2="9.928cm" draw:start-shape="id88" draw:start-glue-point="6" draw:end-shape="id91" draw:end-glue-point="11" svg:d="m14400 12201-3173-2273">
          <text:p/>
        </draw:connector>
        <draw:connector draw:style-name="gr87" draw:text-style-name="P1" draw:layer="layout" draw:type="line" svg:x1="14.65cm" svg:y1="11.95cm" svg:x2="12.95cm" svg:y2="9.55cm" draw:start-shape="id88" draw:start-glue-point="8" draw:end-shape="id92" draw:end-glue-point="4" svg:d="m14650 11950-1700-2400">
          <text:p/>
        </draw:connector>
        <draw:connector draw:style-name="gr87" draw:text-style-name="P1" draw:layer="layout" draw:type="line" svg:x1="14.473cm" svg:y1="12.024cm" svg:x2="13.727cm" svg:y2="11.278cm" draw:start-shape="id88" draw:start-glue-point="7" draw:end-shape="id93" draw:end-glue-point="11" svg:d="m14473 12024-746-746">
          <text:p/>
        </draw:connector>
        <draw:connector draw:style-name="gr87" draw:text-style-name="P1" draw:layer="layout" draw:type="line" svg:x1="14.4cm" svg:y1="12.201cm" svg:x2="13.4cm" svg:y2="12.701cm" draw:start-shape="id88" draw:start-glue-point="6" draw:end-shape="id94" draw:end-glue-point="10" svg:d="m14400 12201-1000 500">
          <text:p/>
        </draw:connector>
        <draw:connector draw:style-name="gr87" draw:text-style-name="P1" draw:layer="layout" draw:type="line" svg:x1="14.527cm" svg:y1="10.528cm" svg:x2="14.65cm" svg:y2="11.95cm" draw:start-shape="id95" draw:start-glue-point="11" draw:end-shape="id88" draw:end-glue-point="8" svg:d="m14527 10528 123 1422">
          <text:p/>
        </draw:connector>
        <draw:custom-shape draw:style-name="gr48" draw:text-style-name="P1" draw:id="id88" draw:layer="layout" svg:width="0.5cm" svg:height="0.5cm" svg:x="14.4cm" svg:y="11.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1cm" svg:y="11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id="id96" draw:layer="layout" svg:width="3.5cm" svg:height="1.25cm" svg:x="13.6cm" svg:y="6.1cm">
          <draw:text-box>
            <text:p text:style-name="P1"><text:span text:style-name="T10">Nœuds du cache à tester</text:span></text:p>
          </draw:text-box>
        </draw:frame>
        <draw:connector draw:style-name="gr91" draw:text-style-name="P1" draw:layer="layout" draw:type="curve" svg:x1="15.35cm" svg:y1="6.1cm" svg:x2="15.627cm" svg:y2="4.428cm" draw:start-shape="id96" draw:start-glue-point="0" draw:end-shape="id97" draw:end-glue-point="11" svg:d="m15350 6100c0-1182 277-346 277-1672">
          <text:p/>
        </draw:connector>
        <draw:connector draw:style-name="gr91" draw:text-style-name="P1" draw:layer="layout" draw:type="curve" svg:x1="15.35cm" svg:y1="6.1cm" svg:x2="13.7cm" svg:y2="4.551cm" draw:start-shape="id96" draw:start-glue-point="0" draw:end-shape="id98" draw:end-glue-point="10" svg:d="m15350 6100c0-1033-550-1549-1650-1549">
          <text:p/>
        </draw:connector>
        <draw:connector draw:style-name="gr91" draw:text-style-name="P1" draw:layer="layout" draw:type="curve" svg:x1="15.35cm" svg:y1="6.1cm" svg:x2="14.927cm" svg:y2="5.528cm" draw:start-shape="id96" draw:start-glue-point="0" draw:end-shape="id99" draw:end-glue-point="11" svg:d="m15350 6100c0-382-141-572-423-572">
          <text:p/>
        </draw:connector>
        <draw:frame draw:style-name="gr16" draw:text-style-name="P18" draw:id="id100" draw:layer="layout" svg:width="6cm" svg:height="1.25cm" svg:x="12.7cm" svg:y="13.6cm">
          <draw:text-box>
            <text:p text:style-name="P1"><text:span text:style-name="T9">Nœud choisi car aide à reconstruire l'enveloppe</text:span></text:p>
          </draw:text-box>
        </draw:frame>
        <draw:connector draw:style-name="gr92" draw:text-style-name="P1" draw:layer="layout" draw:type="curve" svg:x1="15.7cm" svg:y1="13.6cm" svg:x2="15.45cm" svg:y2="12.85cm" draw:start-shape="id100" draw:start-glue-point="0" draw:end-shape="id101" draw:end-glue-point="4" svg:d="m15700 13600c0-544-250-170-250-750">
          <text:p/>
        </draw:connector>
        <draw:frame draw:style-name="gr52" draw:text-style-name="P19" draw:layer="layout" svg:width="14.5cm" svg:height="0.683cm" svg:x="3.5cm" svg:y="7.3cm">
          <draw:text-box>
            <text:p><text:span text:style-name="T18">1° phase : Le nœud se déplace et sort de sont enveloppe connexe</text:span></text:p>
          </draw:text-box>
        </draw:frame>
        <draw:frame draw:style-name="gr52" draw:text-style-name="P19" draw:layer="layout" svg:width="16cm" svg:height="0.683cm" svg:x="3.5cm" svg:y="14.7cm">
          <draw:text-box>
            <text:p><text:span text:style-name="T18">2° phase : Choix d'un nouveau voisin parmi le cache qui aide à reconstruire l'enveloppe</text:span></text:p>
          </draw:text-box>
        </draw:frame>
      </draw:page>
      <draw:page draw:name="page9" draw:style-name="dp1" draw:master-page-name="Default">
        <draw:custom-shape draw:style-name="gr48" draw:text-style-name="P1" draw:id="id103" draw:layer="layout" svg:width="1cm" svg:height="1cm" svg:x="10.6cm" svg:y="5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draw:id="id102" draw:layer="layout" svg:width="1cm" svg:height="1cm" svg:x="5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105" draw:layer="layout" svg:width="1cm" svg:height="1cm" svg:x="6.5cm" svg:y="4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0.4cm" svg:y="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4" draw:text-style-name="P20" draw:layer="layout" draw:type="line" svg:x1="6.5cm" svg:y1="7.101cm" svg:x2="10.746cm" svg:y2="6.555cm" draw:start-shape="id102" draw:start-glue-point="10" draw:end-shape="id103" draw:end-glue-point="5" svg:d="m6500 7101 4246-546">
          <text:p text:style-name="P1"><text:span text:style-name="T19"/></text:p>
          <text:p text:style-name="P1"><text:span text:style-name="T19"/></text:p>
          <text:p text:style-name="P1"><text:span text:style-name="T20">SEARCH</text:span></text:p>
        </draw:connector>
        <draw:custom-shape draw:style-name="gr49" draw:text-style-name="P1" draw:layer="layout" svg:width="1cm" svg:height="1cm" svg:x="14.7cm" svg:y="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3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1.8cm" svg:y="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9.1cm" svg:y="3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4.5cm" svg:y="3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cm" svg:height="1cm" svg:x="17cm" svg:y="5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cm" svg:height="1cm" svg:x="18cm" svg:y="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7" draw:id="id104" draw:layer="layout" svg:width="5cm" svg:height="1.5cm" svg:x="3.1cm" svg:y="9.8cm">
          <draw:text-box>
            <text:p><text:span text:style-name="T5">Nœud émettant le message SEARCH</text:span></text:p>
          </draw:text-box>
        </draw:frame>
        <draw:connector draw:style-name="gr96" draw:text-style-name="P1" draw:layer="layout" draw:type="curve" svg:x1="5.6cm" svg:y1="9.8cm" svg:x2="6cm" svg:y2="7.6cm" draw:start-shape="id104" draw:start-glue-point="0" draw:end-shape="id102" draw:end-glue-point="4" svg:d="m5600 9800c0-1630 400-531 400-2200">
          <text:p/>
        </draw:connector>
        <draw:frame draw:style-name="gr97" draw:text-style-name="P21" draw:layer="layout" svg:width="7.9cm" svg:height="0.9cm" svg:x="2.6cm" svg:y="12.6cm">
          <draw:text-box>
            <text:p text:style-name="P1"><text:span text:style-name="T5"><text:s/></text:span><text:span text:style-name="T5">: Nœud du cache du nœud rouge</text:span></text:p>
          </draw:text-box>
        </draw:frame>
        <draw:frame draw:style-name="gr7" draw:text-style-name="P23" draw:layer="layout" svg:width="6.3cm" svg:height="1cm" svg:x="2.6cm" svg:y="14cm">
          <draw:text-box>
            <text:p text:style-name="P22"><text:span text:style-name="T5"> </text:span><text:span text:style-name="T5">: Voisins du nœud rouge</text:span></text:p>
          </draw:text-box>
        </draw:frame>
        <draw:custom-shape draw:style-name="gr50" draw:text-style-name="P1" draw:layer="layout" svg:width="1cm" svg:height="1cm" svg:x="1.6cm" svg:y="12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.6cm" svg:y="13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" draw:text-style-name="P1" draw:layer="layout" draw:type="curve" svg:x1="10.746cm" svg:y1="5.847cm" svg:x2="7.5cm" svg:y2="4.901cm" draw:start-shape="id103" draw:start-glue-point="7" draw:end-shape="id105" draw:end-glue-point="10" svg:d="m10746 5847c-2542 0-920-946-3246-946">
          <text:p/>
        </draw:connector>
        <draw:frame draw:style-name="gr95" draw:text-style-name="P7" draw:id="id106" draw:layer="layout" svg:width="6cm" svg:height="1.787cm" svg:x="3.5cm" svg:y="1.5cm">
          <draw:text-box>
            <text:p><text:span text:style-name="T5">Nœud sélectionner dans le cache par le nœud rouge</text:span></text:p>
          </draw:text-box>
        </draw:frame>
        <draw:connector draw:style-name="gr96" draw:text-style-name="P1" draw:layer="layout" draw:type="curve" svg:x1="6.5cm" svg:y1="3.287cm" svg:x2="6.646cm" svg:y2="4.547cm" draw:start-shape="id106" draw:start-glue-point="2" draw:end-shape="id105" draw:end-glue-point="7" svg:d="m6500 3287c0 816 146 186 146 1260">
          <text:p/>
        </draw:connector>
        <draw:connector draw:style-name="gr99" draw:text-style-name="P1" draw:layer="layout" draw:type="curve" svg:x1="7.354cm" svg:y1="5.255cm" svg:x2="10.6cm" svg:y2="6.201cm" draw:start-shape="id105" draw:start-glue-point="11" draw:end-shape="id103" draw:end-glue-point="6" svg:d="m7354 5255c2545 0 923 946 3246 946">
          <text:p/>
        </draw:connector>
        <draw:connector draw:style-name="gr100" draw:text-style-name="P1" draw:layer="layout" draw:type="curve" svg:x1="10.6cm" svg:y1="6.201cm" svg:x2="6.354cm" svg:y2="6.747cm" draw:start-shape="id103" draw:start-glue-point="6" draw:end-shape="id102" draw:end-glue-point="9" svg:d="m10600 6201c-3073 0-951 546-4246 546">
          <text:p/>
        </draw:connector>
        <draw:frame draw:style-name="gr95" draw:text-style-name="P7" draw:id="id107" draw:layer="layout" svg:width="5cm" svg:height="1.787cm" svg:x="1.2cm" svg:y="4.9cm">
          <draw:text-box>
            <text:p><text:span text:style-name="T5">Réponse pour indiquer un nœud trouvé</text:span></text:p>
          </draw:text-box>
        </draw:frame>
        <draw:connector draw:style-name="gr29" draw:text-style-name="P1" draw:layer="layout" draw:type="curve" svg:x1="6.2cm" svg:y1="5.793cm" svg:x2="8.937cm" svg:y2="6.292cm" draw:start-shape="id107" draw:start-glue-point="1" svg:d="m6200 5793c2428 0 1060 499 2737 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Hatch_20_1" draw:display-name="Hatch 1" draw:style="single" draw:color="#000000" draw:distance="1cm" draw:rotation="90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4T16:20:48</meta:creation-date>
    <dc:date>2010-08-17T00:56:32</dc:date>
    <meta:editing-duration>PT35H16M04S</meta:editing-duration>
    <meta:editing-cycles>26</meta:editing-cycles>
    <meta:generator>OpenOffice.org/3.2$Unix OpenOffice.org_project/320m12$Build-9483</meta:generator>
    <dc:creator>Xavier </dc:creator>
    <meta:document-statistic meta:object-count="553"/>
  </office:meta>
</office:document-meta>
</file>